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339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1.083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1.028cm"/>
    </style:style>
    <style:style style:name="co19" style:family="table-column">
      <style:table-column-properties fo:break-before="auto" style:column-width="1.062cm"/>
    </style:style>
    <style:style style:name="co20" style:family="table-column">
      <style:table-column-properties fo:break-before="auto" style:column-width="1.512cm"/>
    </style:style>
    <style:style style:name="co22" style:family="table-column">
      <style:table-column-properties fo:break-before="auto" style:column-width="1.61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99" fo:border-left="none" fo:border-right="none" fo:border-top="0.06pt solid #000000"/>
      <style:text-properties style:use-window-font-color="true"/>
    </style:style>
    <style:style style:name="ce7" style:family="table-cell" style:parent-style-name="Default">
      <style:table-cell-properties fo:background-color="#ffff99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ackground-color="#e6e6e6" fo:border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ackground-color="#e6e6e6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WenQuanYi Zen Hei" style:font-name-complex="FreeSans"/>
    </style:style>
    <style:style style:name="ce26" style:family="table-cell" style:parent-style-name="Default">
      <style:text-properties style:font-name="Arial" style:font-name-asian="WenQuanYi Zen Hei" style:font-name-complex="FreeSans"/>
    </style:style>
    <style:style style:name="ce27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28" style:family="table-cell" style:parent-style-name="Default">
      <style:table-cell-properties fo:border-bottom="none" fo:background-color="#e6e6e6" fo:border-left="none" fo:border-right="none" fo:border-top="0.06pt solid #000000"/>
      <style:text-properties style:font-name="Arial" style:font-name-asian="WenQuanYi Zen Hei" style:font-name-complex="FreeSans"/>
    </style:style>
    <style:style style:name="ce29" style:family="table-cell" style:parent-style-name="Default">
      <style:table-cell-properties fo:background-color="#e6e6e6"/>
      <style:text-properties style:font-name="Arial" style:font-name-asian="WenQuanYi Zen Hei" style:font-name-complex="FreeSans"/>
    </style:style>
    <style:style style:name="ce30" style:family="table-cell" style:parent-style-name="Default">
      <style:table-cell-properties fo:background-color="#e6e6e6" style:text-align-source="fix" style:repeat-content="false" fo:wrap-option="wrap" fo:border="none" style:vertical-align="middle"/>
      <style:paragraph-properties fo:text-align="center"/>
      <style:text-properties fo:font-weight="bold" style:font-weight-asian="normal" style:font-weight-complex="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ce15"/>
        <table:table-column table:style-name="co11" table:number-columns-repeated="4" table:default-cell-style-name="Default"/>
        <table:table-column table:style-name="co11" table:number-columns-repeated="4" table:default-cell-style-name="ce15"/>
        <table:table-column table:style-name="co12" table:number-columns-repeated="4" table:default-cell-style-name="ce11"/>
        <table:table-column table:style-name="co12" table:number-columns-repeated="4" table:default-cell-style-name="ce15"/>
        <table:table-column table:style-name="co13" table:default-cell-style-name="ce11"/>
        <table:table-column table:style-name="co14" table:number-columns-repeated="5" table:default-cell-style-name="ce11"/>
        <table:table-column table:style-name="co7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15"/>
        <table:table-column table:style-name="co15" table:default-cell-style-name="ce15"/>
        <table:table-column table:style-name="co10" table:default-cell-style-name="ce15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ce15"/>
        <table:table-column table:style-name="co20" table:default-cell-style-name="ce15"/>
        <table:table-column table:style-name="co19" table:default-cell-style-name="Default"/>
        <table:table-column table:style-name="co17" table:default-cell-style-name="Default"/>
        <table:table-column table:style-name="co22" table:default-cell-style-name="ce15"/>
        <table:table-column table:style-name="co22" table:default-cell-style-name="Default"/>
        <table:table-column table:style-name="co2" table:number-columns-repeated="969" table:default-cell-style-name="Default"/>
        <table:table-row table:style-name="ro2">
          <table:table-cell table:style-name="ce1" office:value-type="string" table:number-columns-spanned="1" table:number-rows-spanned="2">
            <text:p>Ship class</text:p>
          </table:table-cell>
          <table:table-cell table:style-name="ce1" office:value-type="string" table:number-columns-spanned="1" table:number-rows-spanned="2">
            <text:p>Ship model</text:p>
          </table:table-cell>
          <table:table-cell table:style-name="ce1" office:value-type="string" table:number-columns-spanned="1" table:number-rows-spanned="2">
            <text:p>Ship name</text:p>
          </table:table-cell>
          <table:table-cell table:style-name="ce1" office:value-type="string" table:number-columns-spanned="1" table:number-rows-spanned="2">
            <text:p>TL</text:p>
          </table:table-cell>
          <table:table-cell table:style-name="ce1" office:value-type="string" table:number-columns-spanned="1" table:number-rows-spanned="2">
            <text:p>Mass</text:p>
          </table:table-cell>
          <table:table-cell table:style-name="ce1" office:value-type="string" table:number-columns-spanned="2" table:number-rows-spanned="1">
            <text:p>Available</text:p>
          </table:table-cell>
          <table:covered-table-cell table:style-name="ce4"/>
          <table:table-cell table:style-name="ce1" office:value-type="string" table:number-columns-spanned="1" table:number-rows-spanned="2">
            <text:p>Cargo</text:p>
          </table:table-cell>
          <table:table-cell table:style-name="ce1" office:value-type="string" table:number-columns-spanned="1" table:number-rows-spanned="2">
            <text:p>Pylons</text:p>
          </table:table-cell>
          <table:table-cell table:style-name="ce12" office:value-type="string" table:number-columns-spanned="4" table:number-rows-spanned="1">
            <text:p>Drives</text:p>
          </table:table-cell>
          <table:covered-table-cell table:number-columns-repeated="3" table:style-name="ce16"/>
          <table:table-cell table:style-name="ce1" office:value-type="string" table:number-columns-spanned="4" table:number-rows-spanned="1">
            <text:p>Thrusters</text:p>
          </table:table-cell>
          <table:covered-table-cell table:number-columns-repeated="3" table:style-name="ce4"/>
          <table:table-cell table:style-name="ce12" office:value-type="string" table:number-columns-spanned="4" table:number-rows-spanned="1">
            <text:p>Shields</text:p>
          </table:table-cell>
          <table:covered-table-cell table:number-columns-repeated="3" table:style-name="ce16"/>
          <table:table-cell table:style-name="ce18" office:value-type="string" table:number-columns-spanned="4" table:number-rows-spanned="1">
            <text:p>Generators</text:p>
          </table:table-cell>
          <table:covered-table-cell table:number-columns-repeated="3" table:style-name="ce20"/>
          <table:table-cell table:style-name="ce12" office:value-type="string" table:number-columns-spanned="4" table:number-rows-spanned="1">
            <text:p>Capacitors</text:p>
          </table:table-cell>
          <table:covered-table-cell table:number-columns-repeated="3" table:style-name="ce21"/>
          <table:table-cell table:style-name="ce18" office:value-type="string" table:number-columns-spanned="6" table:number-rows-spanned="1">
            <text:p>Lasers</text:p>
          </table:table-cell>
          <table:covered-table-cell table:number-columns-repeated="5" table:style-name="ce22"/>
          <table:table-cell table:style-name="ce12" office:value-type="string" table:number-columns-spanned="4" table:number-rows-spanned="1">
            <text:p>Equipment</text:p>
          </table:table-cell>
          <table:covered-table-cell table:number-columns-repeated="3" table:style-name="ce21"/>
          <table:table-cell table:style-name="ce1" office:value-type="string" table:number-columns-spanned="1" table:number-rows-spanned="2">
            <text:p>Speed</text:p>
          </table:table-cell>
          <table:table-cell table:style-name="ce24" office:value-type="string" table:number-columns-spanned="1" table:number-rows-spanned="2">
            <text:p>DES</text:p>
          </table:table-cell>
          <table:table-cell table:style-name="ce24" office:value-type="string" table:number-columns-spanned="1" table:number-rows-spanned="2">
            <text:p>DEN</text:p>
          </table:table-cell>
          <table:table-cell table:style-name="ce12" office:value-type="string" table:number-columns-spanned="1" table:number-rows-spanned="2">
            <text:p>Pitch</text:p>
          </table:table-cell>
          <table:table-cell table:style-name="ce30" office:value-type="string" table:number-columns-spanned="1" table:number-rows-spanned="2">
            <text:p>TES</text:p>
          </table:table-cell>
          <table:table-cell table:style-name="ce30" office:value-type="string" table:number-columns-spanned="1" table:number-rows-spanned="2">
            <text:p>TEN</text:p>
          </table:table-cell>
          <table:table-cell table:style-name="ce1" office:value-type="string" table:number-columns-spanned="1" table:number-rows-spanned="2">
            <text:p>Shield</text:p>
          </table:table-cell>
          <table:table-cell table:style-name="ce1" office:value-type="string" table:number-columns-spanned="1" table:number-rows-spanned="2">
            <text:p>SES</text:p>
          </table:table-cell>
          <table:table-cell table:style-name="ce1" office:value-type="string" table:number-columns-spanned="1" table:number-rows-spanned="2">
            <text:p>SEN</text:p>
          </table:table-cell>
          <table:table-cell table:style-name="ce12" office:value-type="string" table:number-columns-spanned="1" table:number-rows-spanned="2">
            <text:p>GES</text:p>
          </table:table-cell>
          <table:table-cell table:style-name="ce12" office:value-type="string" table:number-columns-spanned="1" table:number-rows-spanned="2">
            <text:p>GEN</text:p>
          </table:table-cell>
          <table:table-cell table:style-name="ce12" office:value-type="string" table:number-columns-spanned="1" table:number-rows-spanned="2">
            <text:p>Net EN</text:p>
          </table:table-cell>
          <table:table-cell table:style-name="ce1" office:value-type="string" table:number-columns-spanned="1" table:number-rows-spanned="2">
            <text:p>Cap</text:p>
          </table:table-cell>
          <table:table-cell table:style-name="ce1" office:value-type="string" table:number-columns-spanned="1" table:number-rows-spanned="2">
            <text:p>CES</text:p>
          </table:table-cell>
          <table:table-cell table:style-name="ce12" office:value-type="string" table:number-columns-spanned="1" table:number-rows-spanned="2">
            <text:p>EES</text:p>
          </table:table-cell>
          <table:table-cell table:style-name="ce1" office:value-type="string" table:number-columns-spanned="1" table:number-rows-spanned="2">
            <text:p>ES Use</text:p>
          </table:table-cell>
          <table:table-cell table:style-name="ce4" table:number-columns-repeated="969"/>
        </table:table-row>
        <table:table-row table:style-name="ro4">
          <table:covered-table-cell table:number-columns-repeated="5" table:style-name="ce2"/>
          <table:table-cell table:style-name="ce9" office:value-type="string">
            <text:p>DES</text:p>
          </table:table-cell>
          <table:table-cell table:style-name="ce9" office:value-type="string">
            <text:p>ES</text:p>
          </table:table-cell>
          <table:covered-table-cell table:number-columns-repeated="2" table:style-name="ce9"/>
          <table:table-cell table:style-name="ce13" office:value-type="string">
            <text:p>B1</text:p>
          </table:table-cell>
          <table:table-cell table:style-name="ce13" office:value-type="string">
            <text:p>B2</text:p>
          </table:table-cell>
          <table:table-cell table:style-name="ce13" office:value-type="string">
            <text:p>B3</text:p>
          </table:table-cell>
          <table:table-cell table:style-name="ce13" office:value-type="string">
            <text:p>B4</text:p>
          </table:table-cell>
          <table:table-cell table:style-name="ce17" office:value-type="string">
            <text:p>B1</text:p>
          </table:table-cell>
          <table:table-cell table:style-name="ce17" office:value-type="string">
            <text:p>B2</text:p>
          </table:table-cell>
          <table:table-cell table:style-name="ce17" office:value-type="string">
            <text:p>B3</text:p>
          </table:table-cell>
          <table:table-cell table:style-name="ce17" office:value-type="string">
            <text:p>B4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B2</text:p>
          </table:table-cell>
          <table:table-cell table:style-name="ce13" office:value-type="string">
            <text:p>B3</text:p>
          </table:table-cell>
          <table:table-cell table:style-name="ce13" office:value-type="string">
            <text:p>B4</text:p>
          </table:table-cell>
          <table:table-cell table:style-name="ce19" office:value-type="string">
            <text:p>B1</text:p>
          </table:table-cell>
          <table:table-cell table:style-name="ce19" office:value-type="string">
            <text:p>B2</text:p>
          </table:table-cell>
          <table:table-cell table:style-name="ce19" office:value-type="string">
            <text:p>B3</text:p>
          </table:table-cell>
          <table:table-cell table:style-name="ce19" office:value-type="string">
            <text:p>B4</text:p>
          </table:table-cell>
          <table:table-cell table:style-name="ce13" office:value-type="string">
            <text:p>B1</text:p>
          </table:table-cell>
          <table:table-cell table:style-name="ce13" office:value-type="string">
            <text:p>B2</text:p>
          </table:table-cell>
          <table:table-cell table:style-name="ce13" office:value-type="string">
            <text:p>B3</text:p>
          </table:table-cell>
          <table:table-cell table:style-name="ce13" office:value-type="string">
            <text:p>B4</text:p>
          </table:table-cell>
          <table:table-cell table:style-name="ce19" office:value-type="string">
            <text:p>Mn</text:p>
          </table:table-cell>
          <table:table-cell table:style-name="ce19" office:value-type="string">
            <text:p>LP</text:p>
          </table:table-cell>
          <table:table-cell table:style-name="ce19" office:value-type="string">
            <text:p>HP</text:p>
          </table:table-cell>
          <table:table-cell table:style-name="ce19" office:value-type="string">
            <text:p>LB</text:p>
          </table:table-cell>
          <table:table-cell table:style-name="ce19" office:value-type="string">
            <text:p>HB</text:p>
          </table:table-cell>
          <table:table-cell table:style-name="ce19" office:value-type="string">
            <text:p>SB</text:p>
          </table:table-cell>
          <table:table-cell table:style-name="ce13" office:value-type="string">
            <text:p>ECM</text:p>
          </table:table-cell>
          <table:table-cell table:style-name="ce13" office:value-type="string">
            <text:p>FS</text:p>
          </table:table-cell>
          <table:table-cell table:style-name="ce13" office:value-type="string">
            <text:p>Inj</text:p>
          </table:table-cell>
          <table:table-cell table:style-name="ce13" office:value-type="string">
            <text:p>WD</text:p>
          </table:table-cell>
          <table:covered-table-cell table:number-columns-repeated="3" table:style-name="ce23"/>
          <table:covered-table-cell table:number-columns-repeated="3" table:style-name="ce27"/>
          <table:covered-table-cell table:number-columns-repeated="3" table:style-name="ce23"/>
          <table:covered-table-cell table:number-columns-repeated="3" table:style-name="ce27"/>
          <table:covered-table-cell table:number-columns-repeated="2" table:style-name="ce23"/>
          <table:covered-table-cell table:style-name="ce27"/>
          <table:covered-table-cell table:style-name="ce2"/>
          <table:table-cell table:style-name="ce23" table:number-columns-repeated="969"/>
        </table:table-row>
        <table:table-row table:style-name="ro5">
          <table:table-cell table:style-name="ce3" office:value-type="string" table:number-columns-spanned="1" table:number-rows-spanned="3">
            <text:p>Superiority Fighter</text:p>
          </table:table-cell>
          <table:table-cell table:style-name="ce6" office:value-type="string">
            <text:p>Mamba</text:p>
          </table:table-cell>
          <table:table-cell table:style-name="ce5" office:value-type="string">
            <text:p>Firangi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number-columns-repeated="2" table:style-name="ce5" office:value-type="float" office:value="2">
            <text:p>2</text:p>
          </table:table-cell>
          <table:table-cell table:number-columns-repeated="2" table:style-name="ce5"/>
          <table:table-cell table:style-name="ce14" office:value-type="float" office:value="5">
            <text:p>5</text:p>
          </table:table-cell>
          <table:table-cell table:number-columns-repeated="3" table:style-name="ce14"/>
          <table:table-cell table:style-name="ce10" office:value-type="float" office:value="5">
            <text:p>5</text:p>
          </table:table-cell>
          <table:table-cell table:number-columns-repeated="3" table:style-name="ce10"/>
          <table:table-cell table:style-name="ce14"/>
          <table:table-cell table:style-name="ce14" office:value-type="float" office:value="2">
            <text:p>2</text:p>
          </table:table-cell>
          <table:table-cell table:number-columns-repeated="2" table:style-name="ce14"/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number-columns-repeated="4" table:style-name="ce14"/>
          <table:table-cell table:style-name="ce5" table:formula="of:=ROUNDDOWN(1000 *(([.J3]*[Sheet2.$B$2])+([.K3]*[Sheet2.$C$2])+([.L3]*[Sheet2.$D$2])+([.M3]*[Sheet2.$E$2]))/[.E3])" office:value-type="float" office:value="350">
            <text:p>350</text:p>
          </table:table-cell>
          <table:table-cell table:style-name="ce25" table:formula="of:=(([.J3]*[Sheet2.$B$3])+([.K3]*[Sheet2.$C$3])+([.L3]*[Sheet2.$D$3])+([.M3]*[Sheet2.$E$3]))" office:value-type="float" office:value="116">
            <text:p>116</text:p>
          </table:table-cell>
          <table:table-cell table:style-name="ce25" table:formula="of:=(([.J3]*[Sheet2.$B$4])+([.K3]*[Sheet2.$C$4])+([.L3]*[Sheet2.$D$4])+([.M3]*[Sheet2.$E$4]))" office:value-type="float" office:value="0.3">
            <text:p>0.3</text:p>
          </table:table-cell>
          <table:table-cell table:style-name="ce28" table:formula="of:=ROUNDDOWN((([.N3]*[Sheet2.$B$5])+([.O3]*[Sheet2.$C$5])+([.P3]*[Sheet2.$D$5])+([.Q3]*[Sheet2.$E$5]))/[.E3];2)" office:value-type="float" office:value="1">
            <text:p>1</text:p>
          </table:table-cell>
          <table:table-cell table:style-name="ce28" table:formula="of:=(([.N3]*[Sheet2.$B$6])+([.O3]*[Sheet2.$C$6])+([.P3]*[Sheet2.$D$6])+([.Q3]*[Sheet2.$E$6]))" office:value-type="float" office:value="150">
            <text:p>150</text:p>
          </table:table-cell>
          <table:table-cell table:style-name="ce28" table:formula="of:=(([.N3]*[Sheet2.$B$7])+([.O3]*[Sheet2.$C$7])+([.P3]*[Sheet2.$D$7])+([.Q3]*[Sheet2.$E$7]))" office:value-type="float" office:value="0.5">
            <text:p>0.5</text:p>
          </table:table-cell>
          <table:table-cell table:style-name="ce5" table:formula="of:=ROUNDDOWN(640 *(([.R3]*[Sheet2.$B$8])+([.S3]*[Sheet2.$C$8])+([.T3]*[Sheet2.$D$8])+([.U3]*[Sheet2.$E$8]))/[.E3])" office:value-type="float" office:value="166">
            <text:p>166</text:p>
          </table:table-cell>
          <table:table-cell table:style-name="ce25" table:formula="of:=(([.R3]*[Sheet2.$B$9])+([.S3]*[Sheet2.$C$9])+([.T3]*[Sheet2.$D$9])+([.U3]*[Sheet2.$E$9]))" office:value-type="float" office:value="100">
            <text:p>100</text:p>
          </table:table-cell>
          <table:table-cell table:style-name="ce5" table:formula="of:=(([.R3]*[Sheet2.$B$10])+([.S3]*[Sheet2.$C$10])+([.T3]*[Sheet2.$D$10])+([.U3]*[Sheet2.$E$10]))" office:value-type="float" office:value="1">
            <text:p>1</text:p>
          </table:table-cell>
          <table:table-cell table:style-name="ce28" table:formula="of:=(([.V3]*[Sheet2.$B$11])+([.W3]*[Sheet2.$C$11])+([.X3]*[Sheet2.$D$11])+([.Y3]*[Sheet2.$E$11]))" office:value-type="float" office:value="200">
            <text:p>200</text:p>
          </table:table-cell>
          <table:table-cell table:style-name="ce28" table:formula="of:=(([.V3]*[Sheet2.$B$12])+([.W3]*[Sheet2.$C$12])+([.X3]*[Sheet2.$D$12])+([.Y3]*[Sheet2.$E$12]))" office:value-type="float" office:value="4">
            <text:p>4</text:p>
          </table:table-cell>
          <table:table-cell table:style-name="ce14" table:formula="of:=[.AX3]-[.AV3]-[.AS3]-[.AP3]" office:value-type="float" office:value="2.2">
            <text:p>2.2</text:p>
          </table:table-cell>
          <table:table-cell table:style-name="ce25" table:formula="of:=(([.Z3]*[Sheet2.$B$13])+([.AA3]*[Sheet2.$C$13])+([.AB3]*[Sheet2.$D$13])+([.AC3]*[Sheet2.$E$13]))" office:value-type="float" office:value="128">
            <text:p>128</text:p>
          </table:table-cell>
          <table:table-cell table:style-name="ce25" table:formula="of:=(([.Z3]*[Sheet2.$B$14])+([.AA3]*[Sheet2.$C$14])+([.AB3]*[Sheet2.$D$14])+([.AC3]*[Sheet2.$E$14]))" office:value-type="float" office:value="200">
            <text:p>200</text:p>
          </table:table-cell>
          <table:table-cell table:style-name="ce28" table:formula="of:=([.AD3]*10)+([.AE3]*30)+([.AF3]*100)+([.AG3]*80)+([.AH3]*250)+([.AI3]*2000)+([.AJ3]*80)+([.AK3]*50)+([.AL3]*125)+([.AM3]*100)" office:value-type="float" office:value="30">
            <text:p>30</text:p>
          </table:table-cell>
          <table:table-cell table:style-name="ce5" table:formula="of:=[.BA3]+[.AW3]+[.AU3]+[.AR3]+[.AO3]+[.BB3]" office:value-type="float" office:value="796">
            <text:p>796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Sidewinder</text:p>
          </table:table-cell>
          <table:table-cell office:value-type="string">
            <text:p>Kaskari</text:p>
          </table:table-cell>
          <table:table-cell office:value-type="float" office:value="6">
            <text:p>6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8"/>
          <table:table-cell table:formula="of:=ROUNDDOWN(1000 *(([.J4]*[Sheet2.$B$2])+([.K4]*[Sheet2.$C$2])+([.L4]*[Sheet2.$D$2])+([.M4]*[Sheet2.$E$2]))/[.E4])" office:value-type="float" office:value="369">
            <text:p>369</text:p>
          </table:table-cell>
          <table:table-cell table:style-name="ce26" table:formula="of:=(([.J4]*[Sheet2.$B$3])+([.K4]*[Sheet2.$C$3])+([.L4]*[Sheet2.$D$3])+([.M4]*[Sheet2.$E$3]))" office:value-type="float" office:value="160">
            <text:p>160</text:p>
          </table:table-cell>
          <table:table-cell table:style-name="ce26" table:formula="of:=(([.J4]*[Sheet2.$B$4])+([.K4]*[Sheet2.$C$4])+([.L4]*[Sheet2.$D$4])+([.M4]*[Sheet2.$E$4]))" office:value-type="float" office:value="0.4">
            <text:p>0.4</text:p>
          </table:table-cell>
          <table:table-cell table:style-name="ce29" table:formula="of:=ROUNDDOWN((([.N4]*[Sheet2.$B$5])+([.O4]*[Sheet2.$C$5])+([.P4]*[Sheet2.$D$5])+([.Q4]*[Sheet2.$E$5]))/[.E4];2)" office:value-type="float" office:value="0.92">
            <text:p>0.92</text:p>
          </table:table-cell>
          <table:table-cell table:style-name="ce29" table:formula="of:=(([.N4]*[Sheet2.$B$6])+([.O4]*[Sheet2.$C$6])+([.P4]*[Sheet2.$D$6])+([.Q4]*[Sheet2.$E$6]))" office:value-type="float" office:value="180">
            <text:p>180</text:p>
          </table:table-cell>
          <table:table-cell table:style-name="ce29" table:formula="of:=(([.N4]*[Sheet2.$B$7])+([.O4]*[Sheet2.$C$7])+([.P4]*[Sheet2.$D$7])+([.Q4]*[Sheet2.$E$7]))" office:value-type="float" office:value="0.6">
            <text:p>0.6</text:p>
          </table:table-cell>
          <table:table-cell table:formula="of:=ROUNDDOWN(640 *(([.R4]*[Sheet2.$B$8])+([.S4]*[Sheet2.$C$8])+([.T4]*[Sheet2.$D$8])+([.U4]*[Sheet2.$E$8]))/[.E4])" office:value-type="float" office:value="172">
            <text:p>172</text:p>
          </table:table-cell>
          <table:table-cell table:style-name="ce26" table:formula="of:=(([.R4]*[Sheet2.$B$9])+([.S4]*[Sheet2.$C$9])+([.T4]*[Sheet2.$D$9])+([.U4]*[Sheet2.$E$9]))" office:value-type="float" office:value="145">
            <text:p>145</text:p>
          </table:table-cell>
          <table:table-cell table:formula="of:=(([.R4]*[Sheet2.$B$10])+([.S4]*[Sheet2.$C$10])+([.T4]*[Sheet2.$D$10])+([.U4]*[Sheet2.$E$10]))" office:value-type="float" office:value="1.4">
            <text:p>1.4</text:p>
          </table:table-cell>
          <table:table-cell table:formula="of:=(([.V4]*[Sheet2.$B$11])+([.W4]*[Sheet2.$C$11])+([.X4]*[Sheet2.$D$11])+([.Y4]*[Sheet2.$E$11]))" office:value-type="float" office:value="270">
            <text:p>270</text:p>
          </table:table-cell>
          <table:table-cell table:formula="of:=(([.V4]*[Sheet2.$B$12])+([.W4]*[Sheet2.$C$12])+([.X4]*[Sheet2.$D$12])+([.Y4]*[Sheet2.$E$12]))" office:value-type="float" office:value="6">
            <text:p>6</text:p>
          </table:table-cell>
          <table:table-cell table:formula="of:=[.AX4]-[.AV4]-[.AS4]-[.AP4]" office:value-type="float" office:value="3.6">
            <text:p>3.6</text:p>
          </table:table-cell>
          <table:table-cell table:formula="of:=(([.Z4]*[Sheet2.$B$13])+([.AA4]*[Sheet2.$C$13])+([.AB4]*[Sheet2.$D$13])+([.AC4]*[Sheet2.$E$13]))" office:value-type="float" office:value="160">
            <text:p>160</text:p>
          </table:table-cell>
          <table:table-cell table:formula="of:=(([.Z4]*[Sheet2.$B$14])+([.AA4]*[Sheet2.$C$14])+([.AB4]*[Sheet2.$D$14])+([.AC4]*[Sheet2.$E$14]))" office:value-type="float" office:value="260">
            <text:p>260</text:p>
          </table:table-cell>
          <table:table-cell table:formula="of:=([.AD4]*10)+([.AE4]*30)+([.AF4]*100)+([.AG4]*80)+([.AH4]*250)+([.AI4]*2000)+([.AJ4]*80)+([.AK4]*50)+([.AL4]*125)+([.AM4]*100)" office:value-type="float" office:value="30">
            <text:p>30</text:p>
          </table:table-cell>
          <table:table-cell table:formula="of:=[.BA4]+[.AW4]+[.AU4]+[.AR4]+[.AO4]+[.BB4]" office:value-type="float" office:value="1045">
            <text:p>1045</text:p>
          </table:table-cell>
          <table:table-cell table:number-columns-repeated="969"/>
        </table:table-row>
        <table:table-row table:style-name="ro5">
          <table:covered-table-cell/>
          <table:table-cell office:value-type="string">
            <text:p>Viper</text:p>
          </table:table-cell>
          <table:table-cell office:value-type="string">
            <text:p>Espadon</text:p>
          </table:table-cell>
          <table:table-cell office:value-type="float" office:value="10">
            <text:p>10</text:p>
          </table:table-cell>
          <table:table-cell office:value-type="float" office:value="900">
            <text:p>900</text:p>
          </table:table-cell>
          <table:table-cell office:value-type="float" office:value="220">
            <text:p>22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ROUNDDOWN(1000 *(([.J5]*[Sheet2.$B$2])+([.K5]*[Sheet2.$C$2])+([.L5]*[Sheet2.$D$2])+([.M5]*[Sheet2.$E$2]))/[.E5])" office:value-type="float" office:value="346">
            <text:p>346</text:p>
          </table:table-cell>
          <table:table-cell table:style-name="ce26" table:formula="of:=(([.J5]*[Sheet2.$B$3])+([.K5]*[Sheet2.$C$3])+([.L5]*[Sheet2.$D$3])+([.M5]*[Sheet2.$E$3]))" office:value-type="float" office:value="214">
            <text:p>214</text:p>
          </table:table-cell>
          <table:table-cell table:style-name="ce26" table:formula="of:=(([.J5]*[Sheet2.$B$4])+([.K5]*[Sheet2.$C$4])+([.L5]*[Sheet2.$D$4])+([.M5]*[Sheet2.$E$4]))" office:value-type="float" office:value="0.55">
            <text:p>0.55</text:p>
          </table:table-cell>
          <table:table-cell table:style-name="ce29" table:formula="of:=ROUNDDOWN((([.N5]*[Sheet2.$B$5])+([.O5]*[Sheet2.$C$5])+([.P5]*[Sheet2.$D$5])+([.Q5]*[Sheet2.$E$5]))/[.E5];2)" office:value-type="float" office:value="0.97">
            <text:p>0.97</text:p>
          </table:table-cell>
          <table:table-cell table:style-name="ce29" table:formula="of:=(([.N5]*[Sheet2.$B$6])+([.O5]*[Sheet2.$C$6])+([.P5]*[Sheet2.$D$6])+([.Q5]*[Sheet2.$E$6]))" office:value-type="float" office:value="270">
            <text:p>270</text:p>
          </table:table-cell>
          <table:table-cell table:style-name="ce29" table:formula="of:=(([.N5]*[Sheet2.$B$7])+([.O5]*[Sheet2.$C$7])+([.P5]*[Sheet2.$D$7])+([.Q5]*[Sheet2.$E$7]))" office:value-type="float" office:value="0.9">
            <text:p>0.9</text:p>
          </table:table-cell>
          <table:table-cell table:formula="of:=ROUNDDOWN(640 *(([.R5]*[Sheet2.$B$8])+([.S5]*[Sheet2.$C$8])+([.T5]*[Sheet2.$D$8])+([.U5]*[Sheet2.$E$8]))/[.E5])" office:value-type="float" office:value="213">
            <text:p>213</text:p>
          </table:table-cell>
          <table:table-cell table:style-name="ce26" table:formula="of:=(([.R5]*[Sheet2.$B$9])+([.S5]*[Sheet2.$C$9])+([.T5]*[Sheet2.$D$9])+([.U5]*[Sheet2.$E$9]))" office:value-type="float" office:value="255">
            <text:p>255</text:p>
          </table:table-cell>
          <table:table-cell table:formula="of:=(([.R5]*[Sheet2.$B$10])+([.S5]*[Sheet2.$C$10])+([.T5]*[Sheet2.$D$10])+([.U5]*[Sheet2.$E$10]))" office:value-type="float" office:value="2.4">
            <text:p>2.4</text:p>
          </table:table-cell>
          <table:table-cell table:formula="of:=(([.V5]*[Sheet2.$B$11])+([.W5]*[Sheet2.$C$11])+([.X5]*[Sheet2.$D$11])+([.Y5]*[Sheet2.$E$11]))" office:value-type="float" office:value="405">
            <text:p>405</text:p>
          </table:table-cell>
          <table:table-cell table:formula="of:=(([.V5]*[Sheet2.$B$12])+([.W5]*[Sheet2.$C$12])+([.X5]*[Sheet2.$D$12])+([.Y5]*[Sheet2.$E$12]))" office:value-type="float" office:value="9">
            <text:p>9</text:p>
          </table:table-cell>
          <table:table-cell table:formula="of:=[.AX5]-[.AV5]-[.AS5]-[.AP5]" office:value-type="float" office:value="5.15">
            <text:p>5.15</text:p>
          </table:table-cell>
          <table:table-cell table:formula="of:=(([.Z5]*[Sheet2.$B$13])+([.AA5]*[Sheet2.$C$13])+([.AB5]*[Sheet2.$D$13])+([.AC5]*[Sheet2.$E$13]))" office:value-type="float" office:value="192">
            <text:p>192</text:p>
          </table:table-cell>
          <table:table-cell table:formula="of:=(([.Z5]*[Sheet2.$B$14])+([.AA5]*[Sheet2.$C$14])+([.AB5]*[Sheet2.$D$14])+([.AC5]*[Sheet2.$E$14]))" office:value-type="float" office:value="300">
            <text:p>300</text:p>
          </table:table-cell>
          <table:table-cell table:formula="of:=([.AD5]*10)+([.AE5]*30)+([.AF5]*100)+([.AG5]*80)+([.AH5]*250)+([.AI5]*2000)+([.AJ5]*80)+([.AK5]*50)+([.AL5]*125)+([.AM5]*100)" office:value-type="float" office:value="160">
            <text:p>160</text:p>
          </table:table-cell>
          <table:table-cell table:formula="of:=[.BA5]+[.AW5]+[.AU5]+[.AR5]+[.AO5]+[.BB5]" office:value-type="float" office:value="1604">
            <text:p>1604</text:p>
          </table:table-cell>
          <table:table-cell table:number-columns-repeated="969"/>
        </table:table-row>
        <table:table-row table:style-name="ro5">
          <table:table-cell table:style-name="ce3" office:value-type="string" table:number-columns-spanned="1" table:number-rows-spanned="2">
            <text:p>Assault Fighter</text:p>
          </table:table-cell>
          <table:table-cell table:style-name="ce5" office:value-type="string">
            <text:p>Gecko</text:p>
          </table:table-cell>
          <table:table-cell table:style-name="ce5" office:value-type="string">
            <text:p>Labrys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450">
            <text:p>145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number-columns-repeated="2" table:style-name="ce10" office:value-type="float" office:value="2">
            <text:p>2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number-columns-repeated="2" table:style-name="ce10"/>
          <table:table-cell table:style-name="ce10" office:value-type="float" office:value="1">
            <text:p>1</text:p>
          </table:table-cell>
          <table:table-cell table:number-columns-repeated="3" table:style-name="ce10"/>
          <table:table-cell table:style-name="ce14" office:value-type="float" office:value="1">
            <text:p>1</text:p>
          </table:table-cell>
          <table:table-cell table:number-columns-repeated="3" table:style-name="ce14"/>
          <table:table-cell table:style-name="ce5" table:formula="of:=ROUNDDOWN(1000 *(([.J6]*[Sheet2.$B$2])+([.K6]*[Sheet2.$C$2])+([.L6]*[Sheet2.$D$2])+([.M6]*[Sheet2.$E$2]))/[.E6])" office:value-type="float" office:value="274">
            <text:p>274</text:p>
          </table:table-cell>
          <table:table-cell table:style-name="ce25" table:formula="of:=(([.J6]*[Sheet2.$B$3])+([.K6]*[Sheet2.$C$3])+([.L6]*[Sheet2.$D$3])+([.M6]*[Sheet2.$E$3]))" office:value-type="float" office:value="134">
            <text:p>134</text:p>
          </table:table-cell>
          <table:table-cell table:style-name="ce25" table:formula="of:=(([.J6]*[Sheet2.$B$4])+([.K6]*[Sheet2.$C$4])+([.L6]*[Sheet2.$D$4])+([.M6]*[Sheet2.$E$4]))" office:value-type="float" office:value="0.35">
            <text:p>0.35</text:p>
          </table:table-cell>
          <table:table-cell table:style-name="ce28" table:formula="of:=ROUNDDOWN((([.N6]*[Sheet2.$B$5])+([.O6]*[Sheet2.$C$5])+([.P6]*[Sheet2.$D$5])+([.Q6]*[Sheet2.$E$5]))/[.E6];2)" office:value-type="float" office:value="0.51">
            <text:p>0.51</text:p>
          </table:table-cell>
          <table:table-cell table:style-name="ce28" table:formula="of:=(([.N6]*[Sheet2.$B$6])+([.O6]*[Sheet2.$C$6])+([.P6]*[Sheet2.$D$6])+([.Q6]*[Sheet2.$E$6]))" office:value-type="float" office:value="120">
            <text:p>120</text:p>
          </table:table-cell>
          <table:table-cell table:style-name="ce28" table:formula="of:=(([.N6]*[Sheet2.$B$7])+([.O6]*[Sheet2.$C$7])+([.P6]*[Sheet2.$D$7])+([.Q6]*[Sheet2.$E$7]))" office:value-type="float" office:value="0.4">
            <text:p>0.4</text:p>
          </table:table-cell>
          <table:table-cell table:style-name="ce5" table:formula="of:=ROUNDDOWN(640 *(([.R6]*[Sheet2.$B$8])+([.S6]*[Sheet2.$C$8])+([.T6]*[Sheet2.$D$8])+([.U6]*[Sheet2.$E$8]))/[.E6])" office:value-type="float" office:value="274">
            <text:p>274</text:p>
          </table:table-cell>
          <table:table-cell table:style-name="ce25" table:formula="of:=(([.R6]*[Sheet2.$B$9])+([.S6]*[Sheet2.$C$9])+([.T6]*[Sheet2.$D$9])+([.U6]*[Sheet2.$E$9]))" office:value-type="float" office:value="255">
            <text:p>255</text:p>
          </table:table-cell>
          <table:table-cell table:style-name="ce5" table:formula="of:=(([.R6]*[Sheet2.$B$10])+([.S6]*[Sheet2.$C$10])+([.T6]*[Sheet2.$D$10])+([.U6]*[Sheet2.$E$10]))" office:value-type="float" office:value="2.4">
            <text:p>2.4</text:p>
          </table:table-cell>
          <table:table-cell table:style-name="ce14" table:formula="of:=(([.V6]*[Sheet2.$B$11])+([.W6]*[Sheet2.$C$11])+([.X6]*[Sheet2.$D$11])+([.Y6]*[Sheet2.$E$11]))" office:value-type="float" office:value="350">
            <text:p>350</text:p>
          </table:table-cell>
          <table:table-cell table:style-name="ce14" table:formula="of:=(([.V6]*[Sheet2.$B$12])+([.W6]*[Sheet2.$C$12])+([.X6]*[Sheet2.$D$12])+([.Y6]*[Sheet2.$E$12]))" office:value-type="float" office:value="7.6">
            <text:p>7.6</text:p>
          </table:table-cell>
          <table:table-cell table:style-name="ce14" table:formula="of:=[.AX6]-[.AV6]-[.AS6]-[.AP6]" office:value-type="float" office:value="4.45">
            <text:p>4.45</text:p>
          </table:table-cell>
          <table:table-cell table:style-name="ce5" table:formula="of:=(([.Z6]*[Sheet2.$B$13])+([.AA6]*[Sheet2.$C$13])+([.AB6]*[Sheet2.$D$13])+([.AC6]*[Sheet2.$E$13]))" office:value-type="float" office:value="192">
            <text:p>192</text:p>
          </table:table-cell>
          <table:table-cell table:style-name="ce5" table:formula="of:=(([.Z6]*[Sheet2.$B$14])+([.AA6]*[Sheet2.$C$14])+([.AB6]*[Sheet2.$D$14])+([.AC6]*[Sheet2.$E$14]))" office:value-type="float" office:value="300">
            <text:p>300</text:p>
          </table:table-cell>
          <table:table-cell table:style-name="ce14" table:formula="of:=([.AD6]*10)+([.AE6]*30)+([.AF6]*100)+([.AG6]*80)+([.AH6]*250)+([.AI6]*2000)+([.AJ6]*80)+([.AK6]*50)+([.AL6]*125)+([.AM6]*100)" office:value-type="float" office:value="180">
            <text:p>180</text:p>
          </table:table-cell>
          <table:table-cell table:style-name="ce5" table:formula="of:=[.BA6]+[.AW6]+[.AU6]+[.AR6]+[.AO6]+[.BB6]" office:value-type="float" office:value="1339">
            <text:p>1339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Asp</text:p>
          </table:table-cell>
          <table:table-cell office:value-type="string">
            <text:p>Tabarzin</text:p>
          </table:table-cell>
          <table:table-cell office:value-type="float" office:value="11">
            <text:p>11</text:p>
          </table:table-cell>
          <table:table-cell office:value-type="float" office:value="1650">
            <text:p>1650</text:p>
          </table:table-cell>
          <table:table-cell office:value-type="float" office:value="350">
            <text:p>35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ROUNDDOWN(1000 *(([.J7]*[Sheet2.$B$2])+([.K7]*[Sheet2.$C$2])+([.L7]*[Sheet2.$D$2])+([.M7]*[Sheet2.$E$2]))/[.E7])" office:value-type="float" office:value="290">
            <text:p>290</text:p>
          </table:table-cell>
          <table:table-cell table:style-name="ce26" table:formula="of:=(([.J7]*[Sheet2.$B$3])+([.K7]*[Sheet2.$C$3])+([.L7]*[Sheet2.$D$3])+([.M7]*[Sheet2.$E$3]))" office:value-type="float" office:value="320">
            <text:p>320</text:p>
          </table:table-cell>
          <table:table-cell table:style-name="ce26" table:formula="of:=(([.J7]*[Sheet2.$B$4])+([.K7]*[Sheet2.$C$4])+([.L7]*[Sheet2.$D$4])+([.M7]*[Sheet2.$E$4]))" office:value-type="float" office:value="0.8">
            <text:p>0.8</text:p>
          </table:table-cell>
          <table:table-cell table:style-name="ce29" table:formula="of:=ROUNDDOWN((([.N7]*[Sheet2.$B$5])+([.O7]*[Sheet2.$C$5])+([.P7]*[Sheet2.$D$5])+([.Q7]*[Sheet2.$E$5]))/[.E7];2)" office:value-type="float" office:value="0.48">
            <text:p>0.48</text:p>
          </table:table-cell>
          <table:table-cell table:style-name="ce29" table:formula="of:=(([.N7]*[Sheet2.$B$6])+([.O7]*[Sheet2.$C$6])+([.P7]*[Sheet2.$D$6])+([.Q7]*[Sheet2.$E$6]))" office:value-type="float" office:value="240">
            <text:p>240</text:p>
          </table:table-cell>
          <table:table-cell table:style-name="ce29" table:formula="of:=(([.N7]*[Sheet2.$B$7])+([.O7]*[Sheet2.$C$7])+([.P7]*[Sheet2.$D$7])+([.Q7]*[Sheet2.$E$7]))" office:value-type="float" office:value="0.8">
            <text:p>0.8</text:p>
          </table:table-cell>
          <table:table-cell table:formula="of:=ROUNDDOWN(640 *(([.R7]*[Sheet2.$B$8])+([.S7]*[Sheet2.$C$8])+([.T7]*[Sheet2.$D$8])+([.U7]*[Sheet2.$E$8]))/[.E7])" office:value-type="float" office:value="271">
            <text:p>271</text:p>
          </table:table-cell>
          <table:table-cell table:style-name="ce26" table:formula="of:=(([.R7]*[Sheet2.$B$9])+([.S7]*[Sheet2.$C$9])+([.T7]*[Sheet2.$D$9])+([.U7]*[Sheet2.$E$9]))" office:value-type="float" office:value="520">
            <text:p>520</text:p>
          </table:table-cell>
          <table:table-cell table:formula="of:=(([.R7]*[Sheet2.$B$10])+([.S7]*[Sheet2.$C$10])+([.T7]*[Sheet2.$D$10])+([.U7]*[Sheet2.$E$10]))" office:value-type="float" office:value="4.6">
            <text:p>4.6</text:p>
          </table:table-cell>
          <table:table-cell table:formula="of:=(([.V7]*[Sheet2.$B$11])+([.W7]*[Sheet2.$C$11])+([.X7]*[Sheet2.$D$11])+([.Y7]*[Sheet2.$E$11]))" office:value-type="float" office:value="540">
            <text:p>540</text:p>
          </table:table-cell>
          <table:table-cell table:formula="of:=(([.V7]*[Sheet2.$B$12])+([.W7]*[Sheet2.$C$12])+([.X7]*[Sheet2.$D$12])+([.Y7]*[Sheet2.$E$12]))" office:value-type="float" office:value="12">
            <text:p>12</text:p>
          </table:table-cell>
          <table:table-cell table:formula="of:=[.AX7]-[.AV7]-[.AS7]-[.AP7]" office:value-type="float" office:value="5.8">
            <text:p>5.8</text:p>
          </table:table-cell>
          <table:table-cell table:formula="of:=(([.Z7]*[Sheet2.$B$13])+([.AA7]*[Sheet2.$C$13])+([.AB7]*[Sheet2.$D$13])+([.AC7]*[Sheet2.$E$13]))" office:value-type="float" office:value="320">
            <text:p>320</text:p>
          </table:table-cell>
          <table:table-cell table:formula="of:=(([.Z7]*[Sheet2.$B$14])+([.AA7]*[Sheet2.$C$14])+([.AB7]*[Sheet2.$D$14])+([.AC7]*[Sheet2.$E$14]))" office:value-type="float" office:value="500">
            <text:p>500</text:p>
          </table:table-cell>
          <table:table-cell table:formula="of:=([.AD7]*10)+([.AE7]*30)+([.AF7]*100)+([.AG7]*80)+([.AH7]*250)+([.AI7]*2000)+([.AJ7]*80)+([.AK7]*50)+([.AL7]*125)+([.AM7]*100)" office:value-type="float" office:value="330">
            <text:p>330</text:p>
          </table:table-cell>
          <table:table-cell table:formula="of:=[.BA7]+[.AW7]+[.AU7]+[.AR7]+[.AO7]+[.BB7]" office:value-type="float" office:value="2450">
            <text:p>2450</text:p>
          </table:table-cell>
          <table:table-cell table:number-columns-repeated="969"/>
        </table:table-row>
        <table:table-row table:style-name="ro5">
          <table:table-cell table:style-name="ce3" office:value-type="string" table:number-columns-spanned="1" table:number-rows-spanned="2">
            <text:p>Interceptor</text:p>
          </table:table-cell>
          <table:table-cell table:style-name="ce5" office:value-type="string">
            <text:p>Fer-de-lance</text:p>
          </table:table-cell>
          <table:table-cell table:style-name="ce5" office:value-type="string">
            <text:p>Menaulion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number-columns-repeated="2" table:style-name="ce14"/>
          <table:table-cell table:style-name="ce5"/>
          <table:table-cell table:style-name="ce5" office:value-type="float" office:value="3">
            <text:p>3</text:p>
          </table:table-cell>
          <table:table-cell table:number-columns-repeated="2" table:style-name="ce5"/>
          <table:table-cell table:style-name="ce14" office:value-type="float" office:value="4">
            <text:p>4</text:p>
          </table:table-cell>
          <table:table-cell table:number-columns-repeated="3" table:style-name="ce14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number-columns-repeated="4" table:style-name="ce14"/>
          <table:table-cell table:style-name="ce5" table:formula="of:=ROUNDDOWN(1000 *(([.J8]*[Sheet2.$B$2])+([.K8]*[Sheet2.$C$2])+([.L8]*[Sheet2.$D$2])+([.M8]*[Sheet2.$E$2]))/[.E8])" office:value-type="float" office:value="461">
            <text:p>461</text:p>
          </table:table-cell>
          <table:table-cell table:style-name="ce25" table:formula="of:=(([.J8]*[Sheet2.$B$3])+([.K8]*[Sheet2.$C$3])+([.L8]*[Sheet2.$D$3])+([.M8]*[Sheet2.$E$3]))" office:value-type="float" office:value="160">
            <text:p>160</text:p>
          </table:table-cell>
          <table:table-cell table:style-name="ce25" table:formula="of:=(([.J8]*[Sheet2.$B$4])+([.K8]*[Sheet2.$C$4])+([.L8]*[Sheet2.$D$4])+([.M8]*[Sheet2.$E$4]))" office:value-type="float" office:value="0.4">
            <text:p>0.4</text:p>
          </table:table-cell>
          <table:table-cell table:style-name="ce28" table:formula="of:=ROUNDDOWN((([.N8]*[Sheet2.$B$5])+([.O8]*[Sheet2.$C$5])+([.P8]*[Sheet2.$D$5])+([.Q8]*[Sheet2.$E$5]))/[.E8];2)" office:value-type="float" office:value="1.15">
            <text:p>1.15</text:p>
          </table:table-cell>
          <table:table-cell table:style-name="ce28" table:formula="of:=(([.N8]*[Sheet2.$B$6])+([.O8]*[Sheet2.$C$6])+([.P8]*[Sheet2.$D$6])+([.Q8]*[Sheet2.$E$6]))" office:value-type="float" office:value="180">
            <text:p>180</text:p>
          </table:table-cell>
          <table:table-cell table:style-name="ce28" table:formula="of:=(([.N8]*[Sheet2.$B$7])+([.O8]*[Sheet2.$C$7])+([.P8]*[Sheet2.$D$7])+([.Q8]*[Sheet2.$E$7]))" office:value-type="float" office:value="0.6">
            <text:p>0.6</text:p>
          </table:table-cell>
          <table:table-cell table:style-name="ce5" table:formula="of:=ROUNDDOWN(640 *(([.R8]*[Sheet2.$B$8])+([.S8]*[Sheet2.$C$8])+([.T8]*[Sheet2.$D$8])+([.U8]*[Sheet2.$E$8]))/[.E8])" office:value-type="float" office:value="123">
            <text:p>123</text:p>
          </table:table-cell>
          <table:table-cell table:style-name="ce25" table:formula="of:=(([.R8]*[Sheet2.$B$9])+([.S8]*[Sheet2.$C$9])+([.T8]*[Sheet2.$D$9])+([.U8]*[Sheet2.$E$9]))" office:value-type="float" office:value="80">
            <text:p>80</text:p>
          </table:table-cell>
          <table:table-cell table:style-name="ce5" table:formula="of:=(([.R8]*[Sheet2.$B$10])+([.S8]*[Sheet2.$C$10])+([.T8]*[Sheet2.$D$10])+([.U8]*[Sheet2.$E$10]))" office:value-type="float" office:value="0.8">
            <text:p>0.8</text:p>
          </table:table-cell>
          <table:table-cell table:style-name="ce14" table:formula="of:=(([.V8]*[Sheet2.$B$11])+([.W8]*[Sheet2.$C$11])+([.X8]*[Sheet2.$D$11])+([.Y8]*[Sheet2.$E$11]))" office:value-type="float" office:value="215">
            <text:p>215</text:p>
          </table:table-cell>
          <table:table-cell table:style-name="ce14" table:formula="of:=(([.V8]*[Sheet2.$B$12])+([.W8]*[Sheet2.$C$12])+([.X8]*[Sheet2.$D$12])+([.Y8]*[Sheet2.$E$12]))" office:value-type="float" office:value="4.6">
            <text:p>4.6</text:p>
          </table:table-cell>
          <table:table-cell table:style-name="ce14" table:formula="of:=[.AX8]-[.AV8]-[.AS8]-[.AP8]" office:value-type="float" office:value="2.8">
            <text:p>2.8</text:p>
          </table:table-cell>
          <table:table-cell table:style-name="ce5" table:formula="of:=(([.Z8]*[Sheet2.$B$13])+([.AA8]*[Sheet2.$C$13])+([.AB8]*[Sheet2.$D$13])+([.AC8]*[Sheet2.$E$13]))" office:value-type="float" office:value="144">
            <text:p>144</text:p>
          </table:table-cell>
          <table:table-cell table:style-name="ce5" table:formula="of:=(([.Z8]*[Sheet2.$B$14])+([.AA8]*[Sheet2.$C$14])+([.AB8]*[Sheet2.$D$14])+([.AC8]*[Sheet2.$E$14]))" office:value-type="float" office:value="250">
            <text:p>250</text:p>
          </table:table-cell>
          <table:table-cell table:style-name="ce14" table:formula="of:=([.AD8]*10)+([.AE8]*30)+([.AF8]*100)+([.AG8]*80)+([.AH8]*250)+([.AI8]*2000)+([.AJ8]*80)+([.AK8]*50)+([.AL8]*125)+([.AM8]*100)" office:value-type="float" office:value="80">
            <text:p>80</text:p>
          </table:table-cell>
          <table:table-cell table:style-name="ce5" table:formula="of:=[.BA8]+[.AW8]+[.AU8]+[.AR8]+[.AO8]+[.BB8]" office:value-type="float" office:value="965">
            <text:p>965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Mussurana*</text:p>
          </table:table-cell>
          <table:table-cell office:value-type="string">
            <text:p>Atgeir</text:p>
          </table:table-cell>
          <table:table-cell office:value-type="float" office:value="9">
            <text:p>9</text:p>
          </table:table-cell>
          <table:table-cell office:value-type="float" office:value="675">
            <text:p>675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ROUNDDOWN(1000 *(([.J9]*[Sheet2.$B$2])+([.K9]*[Sheet2.$C$2])+([.L9]*[Sheet2.$D$2])+([.M9]*[Sheet2.$E$2]))/[.E9])" office:value-type="float" office:value="355">
            <text:p>355</text:p>
          </table:table-cell>
          <table:table-cell table:style-name="ce26" table:formula="of:=(([.J9]*[Sheet2.$B$3])+([.K9]*[Sheet2.$C$3])+([.L9]*[Sheet2.$D$3])+([.M9]*[Sheet2.$E$3]))" office:value-type="float" office:value="160">
            <text:p>160</text:p>
          </table:table-cell>
          <table:table-cell table:style-name="ce26" table:formula="of:=(([.J9]*[Sheet2.$B$4])+([.K9]*[Sheet2.$C$4])+([.L9]*[Sheet2.$D$4])+([.M9]*[Sheet2.$E$4]))" office:value-type="float" office:value="0.4">
            <text:p>0.4</text:p>
          </table:table-cell>
          <table:table-cell table:style-name="ce29" table:formula="of:=ROUNDDOWN((([.N9]*[Sheet2.$B$5])+([.O9]*[Sheet2.$C$5])+([.P9]*[Sheet2.$D$5])+([.Q9]*[Sheet2.$E$5]))/[.E9];2)" office:value-type="float" office:value="1.18">
            <text:p>1.18</text:p>
          </table:table-cell>
          <table:table-cell table:style-name="ce29" table:formula="of:=(([.N9]*[Sheet2.$B$6])+([.O9]*[Sheet2.$C$6])+([.P9]*[Sheet2.$D$6])+([.Q9]*[Sheet2.$E$6]))" office:value-type="float" office:value="240">
            <text:p>240</text:p>
          </table:table-cell>
          <table:table-cell table:style-name="ce29" table:formula="of:=(([.N9]*[Sheet2.$B$7])+([.O9]*[Sheet2.$C$7])+([.P9]*[Sheet2.$D$7])+([.Q9]*[Sheet2.$E$7]))" office:value-type="float" office:value="0.8">
            <text:p>0.8</text:p>
          </table:table-cell>
          <table:table-cell table:formula="of:=ROUNDDOWN(640 *(([.R9]*[Sheet2.$B$8])+([.S9]*[Sheet2.$C$8])+([.T9]*[Sheet2.$D$8])+([.U9]*[Sheet2.$E$8]))/[.E9])" office:value-type="float" office:value="118">
            <text:p>118</text:p>
          </table:table-cell>
          <table:table-cell table:style-name="ce26" table:formula="of:=(([.R9]*[Sheet2.$B$9])+([.S9]*[Sheet2.$C$9])+([.T9]*[Sheet2.$D$9])+([.U9]*[Sheet2.$E$9]))" office:value-type="float" office:value="100">
            <text:p>100</text:p>
          </table:table-cell>
          <table:table-cell table:formula="of:=(([.R9]*[Sheet2.$B$10])+([.S9]*[Sheet2.$C$10])+([.T9]*[Sheet2.$D$10])+([.U9]*[Sheet2.$E$10]))" office:value-type="float" office:value="1">
            <text:p>1</text:p>
          </table:table-cell>
          <table:table-cell table:formula="of:=(([.V9]*[Sheet2.$B$11])+([.W9]*[Sheet2.$C$11])+([.X9]*[Sheet2.$D$11])+([.Y9]*[Sheet2.$E$11]))" office:value-type="float" office:value="255">
            <text:p>255</text:p>
          </table:table-cell>
          <table:table-cell table:formula="of:=(([.V9]*[Sheet2.$B$12])+([.W9]*[Sheet2.$C$12])+([.X9]*[Sheet2.$D$12])+([.Y9]*[Sheet2.$E$12]))" office:value-type="float" office:value="5.4">
            <text:p>5.4</text:p>
          </table:table-cell>
          <table:table-cell table:formula="of:=[.AX9]-[.AV9]-[.AS9]-[.AP9]" office:value-type="float" office:value="3.2">
            <text:p>3.2</text:p>
          </table:table-cell>
          <table:table-cell table:formula="of:=(([.Z9]*[Sheet2.$B$13])+([.AA9]*[Sheet2.$C$13])+([.AB9]*[Sheet2.$D$13])+([.AC9]*[Sheet2.$E$13]))" office:value-type="float" office:value="160">
            <text:p>160</text:p>
          </table:table-cell>
          <table:table-cell table:formula="of:=(([.Z9]*[Sheet2.$B$14])+([.AA9]*[Sheet2.$C$14])+([.AB9]*[Sheet2.$D$14])+([.AC9]*[Sheet2.$E$14]))" office:value-type="float" office:value="260">
            <text:p>260</text:p>
          </table:table-cell>
          <table:table-cell table:formula="of:=([.AD9]*10)+([.AE9]*30)+([.AF9]*100)+([.AG9]*80)+([.AH9]*250)+([.AI9]*2000)+([.AJ9]*80)+([.AK9]*50)+([.AL9]*125)+([.AM9]*100)" office:value-type="float" office:value="205">
            <text:p>205</text:p>
          </table:table-cell>
          <table:table-cell table:formula="of:=[.BA9]+[.AW9]+[.AU9]+[.AR9]+[.AO9]+[.BB9]" office:value-type="float" office:value="1220">
            <text:p>1220</text:p>
          </table:table-cell>
          <table:table-cell table:number-columns-repeated="969"/>
        </table:table-row>
        <table:table-row table:style-name="ro2">
          <table:table-cell table:style-name="ce3" office:value-type="string" table:number-columns-spanned="1" table:number-rows-spanned="3">
            <text:p>Transport</text:p>
          </table:table-cell>
          <table:table-cell table:style-name="ce6" office:value-type="string">
            <text:p>Transporter</text:p>
          </table:table-cell>
          <table:table-cell table:style-name="ce5" office:value-type="string">
            <text:p>Len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800">
            <text:p>1800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14"/>
          <table:table-cell table:style-name="ce14" office:value-type="float" office:value="4">
            <text:p>4</text:p>
          </table:table-cell>
          <table:table-cell table:number-columns-repeated="2" table:style-name="ce14"/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4"/>
          <table:table-cell table:style-name="ce14" office:value-type="float" office:value="6">
            <text:p>6</text:p>
          </table:table-cell>
          <table:table-cell table:number-columns-repeated="2" table:style-name="ce14"/>
          <table:table-cell table:style-name="ce10"/>
          <table:table-cell table:style-name="ce10" office:value-type="float" office:value="1">
            <text:p>1</text:p>
          </table:table-cell>
          <table:table-cell table:number-columns-repeated="4" table:style-name="ce10"/>
          <table:table-cell table:number-columns-repeated="4" table:style-name="ce14"/>
          <table:table-cell table:style-name="ce5" table:formula="of:=ROUNDDOWN(1000 *(([.J10]*[Sheet2.$B$2])+([.K10]*[Sheet2.$C$2])+([.L10]*[Sheet2.$D$2])+([.M10]*[Sheet2.$E$2]))/[.E10])" office:value-type="float" office:value="266">
            <text:p>266</text:p>
          </table:table-cell>
          <table:table-cell table:style-name="ce25" table:formula="of:=(([.J10]*[Sheet2.$B$3])+([.K10]*[Sheet2.$C$3])+([.L10]*[Sheet2.$D$3])+([.M10]*[Sheet2.$E$3]))" office:value-type="float" office:value="320">
            <text:p>320</text:p>
          </table:table-cell>
          <table:table-cell table:style-name="ce25" table:formula="of:=(([.J10]*[Sheet2.$B$4])+([.K10]*[Sheet2.$C$4])+([.L10]*[Sheet2.$D$4])+([.M10]*[Sheet2.$E$4]))" office:value-type="float" office:value="0.8">
            <text:p>0.8</text:p>
          </table:table-cell>
          <table:table-cell table:style-name="ce28" table:formula="of:=ROUNDDOWN((([.N10]*[Sheet2.$B$5])+([.O10]*[Sheet2.$C$5])+([.P10]*[Sheet2.$D$5])+([.Q10]*[Sheet2.$E$5]))/[.E10];2)" office:value-type="float" office:value="0.22">
            <text:p>0.22</text:p>
          </table:table-cell>
          <table:table-cell table:style-name="ce28" table:formula="of:=(([.N10]*[Sheet2.$B$6])+([.O10]*[Sheet2.$C$6])+([.P10]*[Sheet2.$D$6])+([.Q10]*[Sheet2.$E$6]))" office:value-type="float" office:value="120">
            <text:p>120</text:p>
          </table:table-cell>
          <table:table-cell table:style-name="ce28" table:formula="of:=(([.N10]*[Sheet2.$B$7])+([.O10]*[Sheet2.$C$7])+([.P10]*[Sheet2.$D$7])+([.Q10]*[Sheet2.$E$7]))" office:value-type="float" office:value="0.4">
            <text:p>0.4</text:p>
          </table:table-cell>
          <table:table-cell table:style-name="ce5" table:formula="of:=ROUNDDOWN(640 *(([.R10]*[Sheet2.$B$8])+([.S10]*[Sheet2.$C$8])+([.T10]*[Sheet2.$D$8])+([.U10]*[Sheet2.$E$8]))/[.E10])" office:value-type="float" office:value="62">
            <text:p>62</text:p>
          </table:table-cell>
          <table:table-cell table:style-name="ce25" table:formula="of:=(([.R10]*[Sheet2.$B$9])+([.S10]*[Sheet2.$C$9])+([.T10]*[Sheet2.$D$9])+([.U10]*[Sheet2.$E$9]))" office:value-type="float" office:value="145">
            <text:p>145</text:p>
          </table:table-cell>
          <table:table-cell table:style-name="ce5" table:formula="of:=(([.R10]*[Sheet2.$B$10])+([.S10]*[Sheet2.$C$10])+([.T10]*[Sheet2.$D$10])+([.U10]*[Sheet2.$E$10]))" office:value-type="float" office:value="1.4">
            <text:p>1.4</text:p>
          </table:table-cell>
          <table:table-cell table:style-name="ce14" table:formula="of:=(([.V10]*[Sheet2.$B$11])+([.W10]*[Sheet2.$C$11])+([.X10]*[Sheet2.$D$11])+([.Y10]*[Sheet2.$E$11]))" office:value-type="float" office:value="215">
            <text:p>215</text:p>
          </table:table-cell>
          <table:table-cell table:style-name="ce14" table:formula="of:=(([.V10]*[Sheet2.$B$12])+([.W10]*[Sheet2.$C$12])+([.X10]*[Sheet2.$D$12])+([.Y10]*[Sheet2.$E$12]))" office:value-type="float" office:value="4.6">
            <text:p>4.6</text:p>
          </table:table-cell>
          <table:table-cell table:style-name="ce14" table:formula="of:=[.AX10]-[.AV10]-[.AS10]-[.AP10]" office:value-type="float" office:value="2">
            <text:p>2</text:p>
          </table:table-cell>
          <table:table-cell table:style-name="ce5" table:formula="of:=(([.Z10]*[Sheet2.$B$13])+([.AA10]*[Sheet2.$C$13])+([.AB10]*[Sheet2.$D$13])+([.AC10]*[Sheet2.$E$13]))" office:value-type="float" office:value="384">
            <text:p>384</text:p>
          </table:table-cell>
          <table:table-cell table:style-name="ce5" table:formula="of:=(([.Z10]*[Sheet2.$B$14])+([.AA10]*[Sheet2.$C$14])+([.AB10]*[Sheet2.$D$14])+([.AC10]*[Sheet2.$E$14]))" office:value-type="float" office:value="600">
            <text:p>600</text:p>
          </table:table-cell>
          <table:table-cell table:style-name="ce14" table:formula="of:=([.AD10]*10)+([.AE10]*30)+([.AF10]*100)+([.AG10]*80)+([.AH10]*250)+([.AI10]*2000)+([.AJ10]*80)+([.AK10]*50)+([.AL10]*125)+([.AM10]*100)" office:value-type="float" office:value="30">
            <text:p>30</text:p>
          </table:table-cell>
          <table:table-cell table:style-name="ce5" table:formula="of:=[.BA10]+[.AW10]+[.AU10]+[.AR10]+[.AO10]+[.BB10]" office:value-type="float" office:value="1430">
            <text:p>1430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Ghavial*</text:p>
          </table:table-cell>
          <table:table-cell office:value-type="string">
            <text:p>Kolyma</text:p>
          </table:table-cell>
          <table:table-cell office:value-type="float" office:value="6">
            <text:p>6</text:p>
          </table:table-cell>
          <table:table-cell office:value-type="float" office:value="4000">
            <text:p>4000</text:p>
          </table:table-cell>
          <table:table-cell office:value-type="float" office:value="600">
            <text:p>600</text:p>
          </table:table-cell>
          <table:table-cell office:value-type="float" office:value="3500">
            <text:p>35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ROUNDDOWN(1000 *(([.J11]*[Sheet2.$B$2])+([.K11]*[Sheet2.$C$2])+([.L11]*[Sheet2.$D$2])+([.M11]*[Sheet2.$E$2]))/[.E11])" office:value-type="float" office:value="240">
            <text:p>240</text:p>
          </table:table-cell>
          <table:table-cell table:style-name="ce26" table:formula="of:=(([.J11]*[Sheet2.$B$3])+([.K11]*[Sheet2.$C$3])+([.L11]*[Sheet2.$D$3])+([.M11]*[Sheet2.$E$3]))" office:value-type="float" office:value="590">
            <text:p>590</text:p>
          </table:table-cell>
          <table:table-cell table:style-name="ce26" table:formula="of:=(([.J11]*[Sheet2.$B$4])+([.K11]*[Sheet2.$C$4])+([.L11]*[Sheet2.$D$4])+([.M11]*[Sheet2.$E$4]))" office:value-type="float" office:value="1.35">
            <text:p>1.35</text:p>
          </table:table-cell>
          <table:table-cell table:style-name="ce29" table:formula="of:=ROUNDDOWN((([.N11]*[Sheet2.$B$5])+([.O11]*[Sheet2.$C$5])+([.P11]*[Sheet2.$D$5])+([.Q11]*[Sheet2.$E$5]))/[.E11];2)" office:value-type="float" office:value="0.25">
            <text:p>0.25</text:p>
          </table:table-cell>
          <table:table-cell table:style-name="ce29" table:formula="of:=(([.N11]*[Sheet2.$B$6])+([.O11]*[Sheet2.$C$6])+([.P11]*[Sheet2.$D$6])+([.Q11]*[Sheet2.$E$6]))" office:value-type="float" office:value="300">
            <text:p>300</text:p>
          </table:table-cell>
          <table:table-cell table:style-name="ce29" table:formula="of:=(([.N11]*[Sheet2.$B$7])+([.O11]*[Sheet2.$C$7])+([.P11]*[Sheet2.$D$7])+([.Q11]*[Sheet2.$E$7]))" office:value-type="float" office:value="1">
            <text:p>1</text:p>
          </table:table-cell>
          <table:table-cell table:formula="of:=ROUNDDOWN(640 *(([.R11]*[Sheet2.$B$8])+([.S11]*[Sheet2.$C$8])+([.T11]*[Sheet2.$D$8])+([.U11]*[Sheet2.$E$8]))/[.E11])" office:value-type="float" office:value="64">
            <text:p>64</text:p>
          </table:table-cell>
          <table:table-cell table:style-name="ce26" table:formula="of:=(([.R11]*[Sheet2.$B$9])+([.S11]*[Sheet2.$C$9])+([.T11]*[Sheet2.$D$9])+([.U11]*[Sheet2.$E$9]))" office:value-type="float" office:value="340">
            <text:p>340</text:p>
          </table:table-cell>
          <table:table-cell table:formula="of:=(([.R11]*[Sheet2.$B$10])+([.S11]*[Sheet2.$C$10])+([.T11]*[Sheet2.$D$10])+([.U11]*[Sheet2.$E$10]))" office:value-type="float" office:value="3.2">
            <text:p>3.2</text:p>
          </table:table-cell>
          <table:table-cell table:formula="of:=(([.V11]*[Sheet2.$B$11])+([.W11]*[Sheet2.$C$11])+([.X11]*[Sheet2.$D$11])+([.Y11]*[Sheet2.$E$11]))" office:value-type="float" office:value="350">
            <text:p>350</text:p>
          </table:table-cell>
          <table:table-cell table:formula="of:=(([.V11]*[Sheet2.$B$12])+([.W11]*[Sheet2.$C$12])+([.X11]*[Sheet2.$D$12])+([.Y11]*[Sheet2.$E$12]))" office:value-type="float" office:value="7.6">
            <text:p>7.6</text:p>
          </table:table-cell>
          <table:table-cell table:formula="of:=[.AX11]-[.AV11]-[.AS11]-[.AP11]" office:value-type="float" office:value="2.05">
            <text:p>2.05</text:p>
          </table:table-cell>
          <table:table-cell table:formula="of:=(([.Z11]*[Sheet2.$B$13])+([.AA11]*[Sheet2.$C$13])+([.AB11]*[Sheet2.$D$13])+([.AC11]*[Sheet2.$E$13]))" office:value-type="float" office:value="448">
            <text:p>448</text:p>
          </table:table-cell>
          <table:table-cell table:formula="of:=(([.Z11]*[Sheet2.$B$14])+([.AA11]*[Sheet2.$C$14])+([.AB11]*[Sheet2.$D$14])+([.AC11]*[Sheet2.$E$14]))" office:value-type="float" office:value="675">
            <text:p>675</text:p>
          </table:table-cell>
          <table:table-cell table:formula="of:=([.AD11]*10)+([.AE11]*30)+([.AF11]*100)+([.AG11]*80)+([.AH11]*250)+([.AI11]*2000)+([.AJ11]*80)+([.AK11]*50)+([.AL11]*125)+([.AM11]*100)" office:value-type="float" office:value="130">
            <text:p>130</text:p>
          </table:table-cell>
          <table:table-cell table:formula="of:=[.BA11]+[.AW11]+[.AU11]+[.AR11]+[.AO11]+[.BB11]" office:value-type="float" office:value="2385">
            <text:p>2385</text:p>
          </table:table-cell>
          <table:table-cell table:number-columns-repeated="969"/>
        </table:table-row>
        <table:table-row table:style-name="ro5">
          <table:covered-table-cell/>
          <table:table-cell office:value-type="string">
            <text:p>Ophidian*</text:p>
          </table:table-cell>
          <table:table-cell office:value-type="string">
            <text:p>Araguaia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J12]*[Sheet2.$B$2])+([.K12]*[Sheet2.$C$2])+([.L12]*[Sheet2.$D$2])+([.M12]*[Sheet2.$E$2]))/[.E12])" office:value-type="float" office:value="300">
            <text:p>300</text:p>
          </table:table-cell>
          <table:table-cell table:style-name="ce26" table:formula="of:=(([.J12]*[Sheet2.$B$3])+([.K12]*[Sheet2.$C$3])+([.L12]*[Sheet2.$D$3])+([.M12]*[Sheet2.$E$3]))" office:value-type="float" office:value="320">
            <text:p>320</text:p>
          </table:table-cell>
          <table:table-cell table:style-name="ce26" table:formula="of:=(([.J12]*[Sheet2.$B$4])+([.K12]*[Sheet2.$C$4])+([.L12]*[Sheet2.$D$4])+([.M12]*[Sheet2.$E$4]))" office:value-type="float" office:value="0.8">
            <text:p>0.8</text:p>
          </table:table-cell>
          <table:table-cell table:style-name="ce29" table:formula="of:=ROUNDDOWN((([.N12]*[Sheet2.$B$5])+([.O12]*[Sheet2.$C$5])+([.P12]*[Sheet2.$D$5])+([.Q12]*[Sheet2.$E$5]))/[.E12];2)" office:value-type="float" office:value="0.5">
            <text:p>0.5</text:p>
          </table:table-cell>
          <table:table-cell table:style-name="ce29" table:formula="of:=(([.N12]*[Sheet2.$B$6])+([.O12]*[Sheet2.$C$6])+([.P12]*[Sheet2.$D$6])+([.Q12]*[Sheet2.$E$6]))" office:value-type="float" office:value="240">
            <text:p>240</text:p>
          </table:table-cell>
          <table:table-cell table:style-name="ce29" table:formula="of:=(([.N12]*[Sheet2.$B$7])+([.O12]*[Sheet2.$C$7])+([.P12]*[Sheet2.$D$7])+([.Q12]*[Sheet2.$E$7]))" office:value-type="float" office:value="0.8">
            <text:p>0.8</text:p>
          </table:table-cell>
          <table:table-cell table:formula="of:=ROUNDDOWN(640 *(([.R12]*[Sheet2.$B$8])+([.S12]*[Sheet2.$C$8])+([.T12]*[Sheet2.$D$8])+([.U12]*[Sheet2.$E$8]))/[.E12])" office:value-type="float" office:value="80">
            <text:p>80</text:p>
          </table:table-cell>
          <table:table-cell table:style-name="ce26" table:formula="of:=(([.R12]*[Sheet2.$B$9])+([.S12]*[Sheet2.$C$9])+([.T12]*[Sheet2.$D$9])+([.U12]*[Sheet2.$E$9]))" office:value-type="float" office:value="170">
            <text:p>170</text:p>
          </table:table-cell>
          <table:table-cell table:formula="of:=(([.R12]*[Sheet2.$B$10])+([.S12]*[Sheet2.$C$10])+([.T12]*[Sheet2.$D$10])+([.U12]*[Sheet2.$E$10]))" office:value-type="float" office:value="1.6">
            <text:p>1.6</text:p>
          </table:table-cell>
          <table:table-cell table:formula="of:=(([.V12]*[Sheet2.$B$11])+([.W12]*[Sheet2.$C$11])+([.X12]*[Sheet2.$D$11])+([.Y12]*[Sheet2.$E$11]))" office:value-type="float" office:value="270">
            <text:p>270</text:p>
          </table:table-cell>
          <table:table-cell table:formula="of:=(([.V12]*[Sheet2.$B$12])+([.W12]*[Sheet2.$C$12])+([.X12]*[Sheet2.$D$12])+([.Y12]*[Sheet2.$E$12]))" office:value-type="float" office:value="6">
            <text:p>6</text:p>
          </table:table-cell>
          <table:table-cell table:formula="of:=[.AX12]-[.AV12]-[.AS12]-[.AP12]" office:value-type="float" office:value="2.8">
            <text:p>2.8</text:p>
          </table:table-cell>
          <table:table-cell table:formula="of:=(([.Z12]*[Sheet2.$B$13])+([.AA12]*[Sheet2.$C$13])+([.AB12]*[Sheet2.$D$13])+([.AC12]*[Sheet2.$E$13]))" office:value-type="float" office:value="192">
            <text:p>192</text:p>
          </table:table-cell>
          <table:table-cell table:formula="of:=(([.Z12]*[Sheet2.$B$14])+([.AA12]*[Sheet2.$C$14])+([.AB12]*[Sheet2.$D$14])+([.AC12]*[Sheet2.$E$14]))" office:value-type="float" office:value="300">
            <text:p>300</text:p>
          </table:table-cell>
          <table:table-cell table:formula="of:=([.AD12]*10)+([.AE12]*30)+([.AF12]*100)+([.AG12]*80)+([.AH12]*250)+([.AI12]*2000)+([.AJ12]*80)+([.AK12]*50)+([.AL12]*125)+([.AM12]*100)" office:value-type="float" office:value="180">
            <text:p>180</text:p>
          </table:table-cell>
          <table:table-cell table:formula="of:=[.BA12]+[.AW12]+[.AU12]+[.AR12]+[.AO12]+[.BB12]" office:value-type="float" office:value="1480">
            <text:p>1480</text:p>
          </table:table-cell>
          <table:table-cell table:number-columns-repeated="969"/>
        </table:table-row>
        <table:table-row table:style-name="ro5">
          <table:table-cell table:style-name="ce3" office:value-type="string" table:number-columns-spanned="1" table:number-rows-spanned="5">
            <text:p>Freighter</text:p>
          </table:table-cell>
          <table:table-cell table:style-name="ce5" office:value-type="string">
            <text:p>Adder</text:p>
          </table:table-cell>
          <table:table-cell table:style-name="ce5" office:value-type="string">
            <text:p>Tarp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000">
            <text:p>9000</text:p>
          </table:table-cell>
          <table:table-cell table:style-name="ce5" office:value-type="float" office:value="750">
            <text:p>750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2">
            <text:p>2</text:p>
          </table:table-cell>
          <table:table-cell table:number-columns-repeated="2" table:style-name="ce14"/>
          <table:table-cell table:style-name="ce14" office:value-type="float" office:value="2">
            <text:p>2</text:p>
          </table:table-cell>
          <table:table-cell table:style-name="ce14"/>
          <table:table-cell table:style-name="ce5"/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14"/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0"/>
          <table:table-cell table:style-name="ce10" office:value-type="float" office:value="3">
            <text:p>3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6" table:style-name="ce10"/>
          <table:table-cell table:number-columns-repeated="3" table:style-name="ce14"/>
          <table:table-cell table:style-name="ce14" office:value-type="float" office:value="1">
            <text:p>1</text:p>
          </table:table-cell>
          <table:table-cell table:style-name="ce5" table:formula="of:=ROUNDDOWN(1000 *(([.J13]*[Sheet2.$B$2])+([.K13]*[Sheet2.$C$2])+([.L13]*[Sheet2.$D$2])+([.M13]*[Sheet2.$E$2]))/[.E13])" office:value-type="float" office:value="133">
            <text:p>133</text:p>
          </table:table-cell>
          <table:table-cell table:style-name="ce25" table:formula="of:=(([.J13]*[Sheet2.$B$3])+([.K13]*[Sheet2.$C$3])+([.L13]*[Sheet2.$D$3])+([.M13]*[Sheet2.$E$3]))" office:value-type="float" office:value="700">
            <text:p>700</text:p>
          </table:table-cell>
          <table:table-cell table:style-name="ce25" table:formula="of:=(([.J13]*[Sheet2.$B$4])+([.K13]*[Sheet2.$C$4])+([.L13]*[Sheet2.$D$4])+([.M13]*[Sheet2.$E$4]))" office:value-type="float" office:value="1.5">
            <text:p>1.5</text:p>
          </table:table-cell>
          <table:table-cell table:style-name="ce28" table:formula="of:=ROUNDDOWN((([.N13]*[Sheet2.$B$5])+([.O13]*[Sheet2.$C$5])+([.P13]*[Sheet2.$D$5])+([.Q13]*[Sheet2.$E$5]))/[.E13];2)" office:value-type="float" office:value="0.08">
            <text:p>0.08</text:p>
          </table:table-cell>
          <table:table-cell table:style-name="ce28" table:formula="of:=(([.N13]*[Sheet2.$B$6])+([.O13]*[Sheet2.$C$6])+([.P13]*[Sheet2.$D$6])+([.Q13]*[Sheet2.$E$6]))" office:value-type="float" office:value="240">
            <text:p>240</text:p>
          </table:table-cell>
          <table:table-cell table:style-name="ce28" table:formula="of:=(([.N13]*[Sheet2.$B$7])+([.O13]*[Sheet2.$C$7])+([.P13]*[Sheet2.$D$7])+([.Q13]*[Sheet2.$E$7]))" office:value-type="float" office:value="0.8">
            <text:p>0.8</text:p>
          </table:table-cell>
          <table:table-cell table:style-name="ce5" table:formula="of:=ROUNDDOWN(640 *(([.R13]*[Sheet2.$B$8])+([.S13]*[Sheet2.$C$8])+([.T13]*[Sheet2.$D$8])+([.U13]*[Sheet2.$E$8]))/[.E13])" office:value-type="float" office:value="7">
            <text:p>7</text:p>
          </table:table-cell>
          <table:table-cell table:style-name="ce25" table:formula="of:=(([.R13]*[Sheet2.$B$9])+([.S13]*[Sheet2.$C$9])+([.T13]*[Sheet2.$D$9])+([.U13]*[Sheet2.$E$9]))" office:value-type="float" office:value="85">
            <text:p>85</text:p>
          </table:table-cell>
          <table:table-cell table:style-name="ce5" table:formula="of:=(([.R13]*[Sheet2.$B$10])+([.S13]*[Sheet2.$C$10])+([.T13]*[Sheet2.$D$10])+([.U13]*[Sheet2.$E$10]))" office:value-type="float" office:value="0.8">
            <text:p>0.8</text:p>
          </table:table-cell>
          <table:table-cell table:style-name="ce14" table:formula="of:=(([.V13]*[Sheet2.$B$11])+([.W13]*[Sheet2.$C$11])+([.X13]*[Sheet2.$D$11])+([.Y13]*[Sheet2.$E$11]))" office:value-type="float" office:value="405">
            <text:p>405</text:p>
          </table:table-cell>
          <table:table-cell table:style-name="ce14" table:formula="of:=(([.V13]*[Sheet2.$B$12])+([.W13]*[Sheet2.$C$12])+([.X13]*[Sheet2.$D$12])+([.Y13]*[Sheet2.$E$12]))" office:value-type="float" office:value="9">
            <text:p>9</text:p>
          </table:table-cell>
          <table:table-cell table:style-name="ce14" table:formula="of:=[.AX13]-[.AV13]-[.AS13]-[.AP13]" office:value-type="float" office:value="5.9">
            <text:p>5.9</text:p>
          </table:table-cell>
          <table:table-cell table:style-name="ce5" table:formula="of:=(([.Z13]*[Sheet2.$B$13])+([.AA13]*[Sheet2.$C$13])+([.AB13]*[Sheet2.$D$13])+([.AC13]*[Sheet2.$E$13]))" office:value-type="float" office:value="448">
            <text:p>448</text:p>
          </table:table-cell>
          <table:table-cell table:style-name="ce5" table:formula="of:=(([.Z13]*[Sheet2.$B$14])+([.AA13]*[Sheet2.$C$14])+([.AB13]*[Sheet2.$D$14])+([.AC13]*[Sheet2.$E$14]))" office:value-type="float" office:value="675">
            <text:p>675</text:p>
          </table:table-cell>
          <table:table-cell table:style-name="ce14" table:formula="of:=([.AD13]*10)+([.AE13]*30)+([.AF13]*100)+([.AG13]*80)+([.AH13]*250)+([.AI13]*2000)+([.AJ13]*80)+([.AK13]*50)+([.AL13]*125)+([.AM13]*100)" office:value-type="float" office:value="100">
            <text:p>100</text:p>
          </table:table-cell>
          <table:table-cell table:style-name="ce5" table:formula="of:=[.BA13]+[.AW13]+[.AU13]+[.AR13]+[.AO13]+[.BB13]" office:value-type="float" office:value="2205">
            <text:p>2205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Python</text:p>
          </table:table-cell>
          <table:table-cell office:value-type="string">
            <text:p>Tabapua</text:p>
          </table:table-cell>
          <table:table-cell office:value-type="float" office:value="4">
            <text:p>4</text:p>
          </table:table-cell>
          <table:table-cell office:value-type="float" office:value="17000">
            <text:p>17000</text:p>
          </table:table-cell>
          <table:table-cell office:value-type="float" office:value="1200">
            <text:p>1200</text:p>
          </table:table-cell>
          <table:table-cell office:value-type="float" office:value="3750">
            <text:p>3750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J14]*[Sheet2.$B$2])+([.K14]*[Sheet2.$C$2])+([.L14]*[Sheet2.$D$2])+([.M14]*[Sheet2.$E$2]))/[.E14])" office:value-type="float" office:value="105">
            <text:p>105</text:p>
          </table:table-cell>
          <table:table-cell table:style-name="ce26" table:formula="of:=(([.J14]*[Sheet2.$B$3])+([.K14]*[Sheet2.$C$3])+([.L14]*[Sheet2.$D$3])+([.M14]*[Sheet2.$E$3]))" office:value-type="float" office:value="1050">
            <text:p>1050</text:p>
          </table:table-cell>
          <table:table-cell table:style-name="ce26" table:formula="of:=(([.J14]*[Sheet2.$B$4])+([.K14]*[Sheet2.$C$4])+([.L14]*[Sheet2.$D$4])+([.M14]*[Sheet2.$E$4]))" office:value-type="float" office:value="2.25">
            <text:p>2.25</text:p>
          </table:table-cell>
          <table:table-cell table:style-name="ce29" table:formula="of:=ROUNDDOWN((([.N14]*[Sheet2.$B$5])+([.O14]*[Sheet2.$C$5])+([.P14]*[Sheet2.$D$5])+([.Q14]*[Sheet2.$E$5]))/[.E14];2)" office:value-type="float" office:value="0.09">
            <text:p>0.09</text:p>
          </table:table-cell>
          <table:table-cell table:style-name="ce29" table:formula="of:=(([.N14]*[Sheet2.$B$6])+([.O14]*[Sheet2.$C$6])+([.P14]*[Sheet2.$D$6])+([.Q14]*[Sheet2.$E$6]))" office:value-type="float" office:value="430">
            <text:p>430</text:p>
          </table:table-cell>
          <table:table-cell table:style-name="ce29" table:formula="of:=(([.N14]*[Sheet2.$B$7])+([.O14]*[Sheet2.$C$7])+([.P14]*[Sheet2.$D$7])+([.Q14]*[Sheet2.$E$7]))" office:value-type="float" office:value="1.35">
            <text:p>1.35</text:p>
          </table:table-cell>
          <table:table-cell table:formula="of:=ROUNDDOWN(640 *(([.R14]*[Sheet2.$B$8])+([.S14]*[Sheet2.$C$8])+([.T14]*[Sheet2.$D$8])+([.U14]*[Sheet2.$E$8]))/[.E14])" office:value-type="float" office:value="3">
            <text:p>3</text:p>
          </table:table-cell>
          <table:table-cell table:style-name="ce26" table:formula="of:=(([.R14]*[Sheet2.$B$9])+([.S14]*[Sheet2.$C$9])+([.T14]*[Sheet2.$D$9])+([.U14]*[Sheet2.$E$9]))" office:value-type="float" office:value="85">
            <text:p>85</text:p>
          </table:table-cell>
          <table:table-cell table:formula="of:=(([.R14]*[Sheet2.$B$10])+([.S14]*[Sheet2.$C$10])+([.T14]*[Sheet2.$D$10])+([.U14]*[Sheet2.$E$10]))" office:value-type="float" office:value="0.8">
            <text:p>0.8</text:p>
          </table:table-cell>
          <table:table-cell table:formula="of:=(([.V14]*[Sheet2.$B$11])+([.W14]*[Sheet2.$C$11])+([.X14]*[Sheet2.$D$11])+([.Y14]*[Sheet2.$E$11]))" office:value-type="float" office:value="525">
            <text:p>525</text:p>
          </table:table-cell>
          <table:table-cell table:formula="of:=(([.V14]*[Sheet2.$B$12])+([.W14]*[Sheet2.$C$12])+([.X14]*[Sheet2.$D$12])+([.Y14]*[Sheet2.$E$12]))" office:value-type="float" office:value="11.4">
            <text:p>11.4</text:p>
          </table:table-cell>
          <table:table-cell table:formula="of:=[.AX14]-[.AV14]-[.AS14]-[.AP14]" office:value-type="float" office:value="7">
            <text:p>7</text:p>
          </table:table-cell>
          <table:table-cell table:formula="of:=(([.Z14]*[Sheet2.$B$13])+([.AA14]*[Sheet2.$C$13])+([.AB14]*[Sheet2.$D$13])+([.AC14]*[Sheet2.$E$13]))" office:value-type="float" office:value="768">
            <text:p>768</text:p>
          </table:table-cell>
          <table:table-cell table:formula="of:=(([.Z14]*[Sheet2.$B$14])+([.AA14]*[Sheet2.$C$14])+([.AB14]*[Sheet2.$D$14])+([.AC14]*[Sheet2.$E$14]))" office:value-type="float" office:value="1125">
            <text:p>1125</text:p>
          </table:table-cell>
          <table:table-cell table:formula="of:=([.AD14]*10)+([.AE14]*30)+([.AF14]*100)+([.AG14]*80)+([.AH14]*250)+([.AI14]*2000)+([.AJ14]*80)+([.AK14]*50)+([.AL14]*125)+([.AM14]*100)" office:value-type="float" office:value="100">
            <text:p>100</text:p>
          </table:table-cell>
          <table:table-cell table:formula="of:=[.BA14]+[.AW14]+[.AU14]+[.AR14]+[.AO14]+[.BB14]" office:value-type="float" office:value="3315">
            <text:p>3315</text:p>
          </table:table-cell>
          <table:table-cell table:number-columns-repeated="969"/>
        </table:table-row>
        <table:table-row table:style-name="ro5">
          <table:covered-table-cell/>
          <table:table-cell table:style-name="ce7" office:value-type="string">
            <text:p>Boa</text:p>
          </table:table-cell>
          <table:table-cell office:value-type="string">
            <text:p>Charolais</text:p>
          </table:table-cell>
          <table:table-cell office:value-type="float" office:value="5">
            <text:p>5</text:p>
          </table:table-cell>
          <table:table-cell office:value-type="float" office:value="30000">
            <text:p>30000</text:p>
          </table:table-cell>
          <table:table-cell office:value-type="float" office:value="1750">
            <text:p>1750</text:p>
          </table:table-cell>
          <table:table-cell office:value-type="float" office:value="6000">
            <text:p>6000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J15]*[Sheet2.$B$2])+([.K15]*[Sheet2.$C$2])+([.L15]*[Sheet2.$D$2])+([.M15]*[Sheet2.$E$2]))/[.E15])" office:value-type="float" office:value="100">
            <text:p>100</text:p>
          </table:table-cell>
          <table:table-cell table:style-name="ce26" table:formula="of:=(([.J15]*[Sheet2.$B$3])+([.K15]*[Sheet2.$C$3])+([.L15]*[Sheet2.$D$3])+([.M15]*[Sheet2.$E$3]))" office:value-type="float" office:value="1750">
            <text:p>1750</text:p>
          </table:table-cell>
          <table:table-cell table:style-name="ce26" table:formula="of:=(([.J15]*[Sheet2.$B$4])+([.K15]*[Sheet2.$C$4])+([.L15]*[Sheet2.$D$4])+([.M15]*[Sheet2.$E$4]))" office:value-type="float" office:value="3.75">
            <text:p>3.75</text:p>
          </table:table-cell>
          <table:table-cell table:style-name="ce29" table:formula="of:=ROUNDDOWN((([.N15]*[Sheet2.$B$5])+([.O15]*[Sheet2.$C$5])+([.P15]*[Sheet2.$D$5])+([.Q15]*[Sheet2.$E$5]))/[.E15];2)" office:value-type="float" office:value="0.06">
            <text:p>0.06</text:p>
          </table:table-cell>
          <table:table-cell table:style-name="ce29" table:formula="of:=(([.N15]*[Sheet2.$B$6])+([.O15]*[Sheet2.$C$6])+([.P15]*[Sheet2.$D$6])+([.Q15]*[Sheet2.$E$6]))" office:value-type="float" office:value="500">
            <text:p>500</text:p>
          </table:table-cell>
          <table:table-cell table:style-name="ce29" table:formula="of:=(([.N15]*[Sheet2.$B$7])+([.O15]*[Sheet2.$C$7])+([.P15]*[Sheet2.$D$7])+([.Q15]*[Sheet2.$E$7]))" office:value-type="float" office:value="1.5">
            <text:p>1.5</text:p>
          </table:table-cell>
          <table:table-cell table:formula="of:=ROUNDDOWN(640 *(([.R15]*[Sheet2.$B$8])+([.S15]*[Sheet2.$C$8])+([.T15]*[Sheet2.$D$8])+([.U15]*[Sheet2.$E$8]))/[.E15])" office:value-type="float" office:value="4">
            <text:p>4</text:p>
          </table:table-cell>
          <table:table-cell table:style-name="ce26" table:formula="of:=(([.R15]*[Sheet2.$B$9])+([.S15]*[Sheet2.$C$9])+([.T15]*[Sheet2.$D$9])+([.U15]*[Sheet2.$E$9]))" office:value-type="float" office:value="170">
            <text:p>170</text:p>
          </table:table-cell>
          <table:table-cell table:formula="of:=(([.R15]*[Sheet2.$B$10])+([.S15]*[Sheet2.$C$10])+([.T15]*[Sheet2.$D$10])+([.U15]*[Sheet2.$E$10]))" office:value-type="float" office:value="1.6">
            <text:p>1.6</text:p>
          </table:table-cell>
          <table:table-cell table:formula="of:=(([.V15]*[Sheet2.$B$11])+([.W15]*[Sheet2.$C$11])+([.X15]*[Sheet2.$D$11])+([.Y15]*[Sheet2.$E$11]))" office:value-type="float" office:value="540">
            <text:p>540</text:p>
          </table:table-cell>
          <table:table-cell table:formula="of:=(([.V15]*[Sheet2.$B$12])+([.W15]*[Sheet2.$C$12])+([.X15]*[Sheet2.$D$12])+([.Y15]*[Sheet2.$E$12]))" office:value-type="float" office:value="12">
            <text:p>12</text:p>
          </table:table-cell>
          <table:table-cell table:formula="of:=[.AX15]-[.AV15]-[.AS15]-[.AP15]" office:value-type="float" office:value="5.15">
            <text:p>5.15</text:p>
          </table:table-cell>
          <table:table-cell table:formula="of:=(([.Z15]*[Sheet2.$B$13])+([.AA15]*[Sheet2.$C$13])+([.AB15]*[Sheet2.$D$13])+([.AC15]*[Sheet2.$E$13]))" office:value-type="float" office:value="1280">
            <text:p>1280</text:p>
          </table:table-cell>
          <table:table-cell table:formula="of:=(([.Z15]*[Sheet2.$B$14])+([.AA15]*[Sheet2.$C$14])+([.AB15]*[Sheet2.$D$14])+([.AC15]*[Sheet2.$E$14]))" office:value-type="float" office:value="1875">
            <text:p>1875</text:p>
          </table:table-cell>
          <table:table-cell table:formula="of:=([.AD15]*10)+([.AE15]*30)+([.AF15]*100)+([.AG15]*80)+([.AH15]*250)+([.AI15]*2000)+([.AJ15]*80)+([.AK15]*50)+([.AL15]*125)+([.AM15]*100)" office:value-type="float" office:value="100">
            <text:p>100</text:p>
          </table:table-cell>
          <table:table-cell table:formula="of:=[.BA15]+[.AW15]+[.AU15]+[.AR15]+[.AO15]+[.BB15]" office:value-type="float" office:value="4935">
            <text:p>4935</text:p>
          </table:table-cell>
          <table:table-cell table:number-columns-repeated="969"/>
        </table:table-row>
        <table:table-row table:style-name="ro5">
          <table:covered-table-cell/>
          <table:table-cell office:value-type="string">
            <text:p>Monitor*</text:p>
          </table:table-cell>
          <table:table-cell office:value-type="string">
            <text:p>Garvonesa</text:p>
          </table:table-cell>
          <table:table-cell office:value-type="float" office:value="4">
            <text:p>4</text:p>
          </table:table-cell>
          <table:table-cell office:value-type="float" office:value="26000">
            <text:p>26000</text:p>
          </table:table-cell>
          <table:table-cell office:value-type="float" office:value="1500">
            <text:p>1500</text:p>
          </table:table-cell>
          <table:table-cell office:value-type="float" office:value="5000">
            <text:p>5000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J16]*[Sheet2.$B$2])+([.K16]*[Sheet2.$C$2])+([.L16]*[Sheet2.$D$2])+([.M16]*[Sheet2.$E$2]))/[.E16])" office:value-type="float" office:value="92">
            <text:p>92</text:p>
          </table:table-cell>
          <table:table-cell table:style-name="ce26" table:formula="of:=(([.J16]*[Sheet2.$B$3])+([.K16]*[Sheet2.$C$3])+([.L16]*[Sheet2.$D$3])+([.M16]*[Sheet2.$E$3]))" office:value-type="float" office:value="1400">
            <text:p>1400</text:p>
          </table:table-cell>
          <table:table-cell table:style-name="ce26" table:formula="of:=(([.J16]*[Sheet2.$B$4])+([.K16]*[Sheet2.$C$4])+([.L16]*[Sheet2.$D$4])+([.M16]*[Sheet2.$E$4]))" office:value-type="float" office:value="3">
            <text:p>3</text:p>
          </table:table-cell>
          <table:table-cell table:style-name="ce29" table:formula="of:=ROUNDDOWN((([.N16]*[Sheet2.$B$5])+([.O16]*[Sheet2.$C$5])+([.P16]*[Sheet2.$D$5])+([.Q16]*[Sheet2.$E$5]))/[.E16];2)" office:value-type="float" office:value="0.06">
            <text:p>0.06</text:p>
          </table:table-cell>
          <table:table-cell table:style-name="ce29" table:formula="of:=(([.N16]*[Sheet2.$B$6])+([.O16]*[Sheet2.$C$6])+([.P16]*[Sheet2.$D$6])+([.Q16]*[Sheet2.$E$6]))" office:value-type="float" office:value="430">
            <text:p>430</text:p>
          </table:table-cell>
          <table:table-cell table:style-name="ce29" table:formula="of:=(([.N16]*[Sheet2.$B$7])+([.O16]*[Sheet2.$C$7])+([.P16]*[Sheet2.$D$7])+([.Q16]*[Sheet2.$E$7]))" office:value-type="float" office:value="1.35">
            <text:p>1.35</text:p>
          </table:table-cell>
          <table:table-cell table:formula="of:=ROUNDDOWN(640 *(([.R16]*[Sheet2.$B$8])+([.S16]*[Sheet2.$C$8])+([.T16]*[Sheet2.$D$8])+([.U16]*[Sheet2.$E$8]))/[.E16])" office:value-type="float" office:value="4">
            <text:p>4</text:p>
          </table:table-cell>
          <table:table-cell table:style-name="ce26" table:formula="of:=(([.R16]*[Sheet2.$B$9])+([.S16]*[Sheet2.$C$9])+([.T16]*[Sheet2.$D$9])+([.U16]*[Sheet2.$E$9]))" office:value-type="float" office:value="170">
            <text:p>170</text:p>
          </table:table-cell>
          <table:table-cell table:formula="of:=(([.R16]*[Sheet2.$B$10])+([.S16]*[Sheet2.$C$10])+([.T16]*[Sheet2.$D$10])+([.U16]*[Sheet2.$E$10]))" office:value-type="float" office:value="1.6">
            <text:p>1.6</text:p>
          </table:table-cell>
          <table:table-cell table:formula="of:=(([.V16]*[Sheet2.$B$11])+([.W16]*[Sheet2.$C$11])+([.X16]*[Sheet2.$D$11])+([.Y16]*[Sheet2.$E$11]))" office:value-type="float" office:value="565">
            <text:p>565</text:p>
          </table:table-cell>
          <table:table-cell table:formula="of:=(([.V16]*[Sheet2.$B$12])+([.W16]*[Sheet2.$C$12])+([.X16]*[Sheet2.$D$12])+([.Y16]*[Sheet2.$E$12]))" office:value-type="float" office:value="12.2">
            <text:p>12.2</text:p>
          </table:table-cell>
          <table:table-cell table:formula="of:=[.AX16]-[.AV16]-[.AS16]-[.AP16]" office:value-type="float" office:value="6.25">
            <text:p>6.25</text:p>
          </table:table-cell>
          <table:table-cell table:formula="of:=(([.Z16]*[Sheet2.$B$13])+([.AA16]*[Sheet2.$C$13])+([.AB16]*[Sheet2.$D$13])+([.AC16]*[Sheet2.$E$13]))" office:value-type="float" office:value="1024">
            <text:p>1024</text:p>
          </table:table-cell>
          <table:table-cell table:formula="of:=(([.Z16]*[Sheet2.$B$14])+([.AA16]*[Sheet2.$C$14])+([.AB16]*[Sheet2.$D$14])+([.AC16]*[Sheet2.$E$14]))" office:value-type="float" office:value="1500">
            <text:p>1500</text:p>
          </table:table-cell>
          <table:table-cell table:formula="of:=([.AD16]*10)+([.AE16]*30)+([.AF16]*100)+([.AG16]*80)+([.AH16]*250)+([.AI16]*2000)+([.AJ16]*80)+([.AK16]*50)+([.AL16]*125)+([.AM16]*100)" office:value-type="float" office:value="100">
            <text:p>100</text:p>
          </table:table-cell>
          <table:table-cell table:formula="of:=[.BA16]+[.AW16]+[.AU16]+[.AR16]+[.AO16]+[.BB16]" office:value-type="float" office:value="4165">
            <text:p>4165</text:p>
          </table:table-cell>
          <table:table-cell table:number-columns-repeated="969"/>
        </table:table-row>
        <table:table-row table:style-name="ro5">
          <table:covered-table-cell/>
          <table:table-cell office:value-type="string">
            <text:p>Monitor 2*</text:p>
          </table:table-cell>
          <table:table-cell office:value-type="string">
            <text:p>Alentejana</text:p>
          </table:table-cell>
          <table:table-cell office:value-type="float" office:value="5">
            <text:p>5</text:p>
          </table:table-cell>
          <table:table-cell office:value-type="float" office:value="35000">
            <text:p>35000</text:p>
          </table:table-cell>
          <table:table-cell office:value-type="float" office:value="2300">
            <text:p>2300</text:p>
          </table:table-cell>
          <table:table-cell office:value-type="float" office:value="7000">
            <text:p>7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f:=ROUNDDOWN(1000 *(([.J17]*[Sheet2.$B$2])+([.K17]*[Sheet2.$C$2])+([.L17]*[Sheet2.$D$2])+([.M17]*[Sheet2.$E$2]))/[.E17])" office:value-type="float" office:value="120">
            <text:p>120</text:p>
          </table:table-cell>
          <table:table-cell table:style-name="ce26" table:formula="of:=(([.J17]*[Sheet2.$B$3])+([.K17]*[Sheet2.$C$3])+([.L17]*[Sheet2.$D$3])+([.M17]*[Sheet2.$E$3]))" office:value-type="float" office:value="2300">
            <text:p>2300</text:p>
          </table:table-cell>
          <table:table-cell table:style-name="ce26" table:formula="of:=(([.J17]*[Sheet2.$B$4])+([.K17]*[Sheet2.$C$4])+([.L17]*[Sheet2.$D$4])+([.M17]*[Sheet2.$E$4]))" office:value-type="float" office:value="4.25">
            <text:p>4.25</text:p>
          </table:table-cell>
          <table:table-cell table:style-name="ce29" table:formula="of:=ROUNDDOWN((([.N17]*[Sheet2.$B$5])+([.O17]*[Sheet2.$C$5])+([.P17]*[Sheet2.$D$5])+([.Q17]*[Sheet2.$E$5]))/[.E17];2)" office:value-type="float" office:value="0.05">
            <text:p>0.05</text:p>
          </table:table-cell>
          <table:table-cell table:style-name="ce29" table:formula="of:=(([.N17]*[Sheet2.$B$6])+([.O17]*[Sheet2.$C$6])+([.P17]*[Sheet2.$D$6])+([.Q17]*[Sheet2.$E$6]))" office:value-type="float" office:value="500">
            <text:p>500</text:p>
          </table:table-cell>
          <table:table-cell table:style-name="ce29" table:formula="of:=(([.N17]*[Sheet2.$B$7])+([.O17]*[Sheet2.$C$7])+([.P17]*[Sheet2.$D$7])+([.Q17]*[Sheet2.$E$7]))" office:value-type="float" office:value="1.5">
            <text:p>1.5</text:p>
          </table:table-cell>
          <table:table-cell table:formula="of:=ROUNDDOWN(640 *(([.R17]*[Sheet2.$B$8])+([.S17]*[Sheet2.$C$8])+([.T17]*[Sheet2.$D$8])+([.U17]*[Sheet2.$E$8]))/[.E17])" office:value-type="float" office:value="3">
            <text:p>3</text:p>
          </table:table-cell>
          <table:table-cell table:style-name="ce26" table:formula="of:=(([.R17]*[Sheet2.$B$9])+([.S17]*[Sheet2.$C$9])+([.T17]*[Sheet2.$D$9])+([.U17]*[Sheet2.$E$9]))" office:value-type="float" office:value="170">
            <text:p>170</text:p>
          </table:table-cell>
          <table:table-cell table:formula="of:=(([.R17]*[Sheet2.$B$10])+([.S17]*[Sheet2.$C$10])+([.T17]*[Sheet2.$D$10])+([.U17]*[Sheet2.$E$10]))" office:value-type="float" office:value="1.6">
            <text:p>1.6</text:p>
          </table:table-cell>
          <table:table-cell table:formula="of:=(([.V17]*[Sheet2.$B$11])+([.W17]*[Sheet2.$C$11])+([.X17]*[Sheet2.$D$11])+([.Y17]*[Sheet2.$E$11]))" office:value-type="float" office:value="675">
            <text:p>675</text:p>
          </table:table-cell>
          <table:table-cell table:formula="of:=(([.V17]*[Sheet2.$B$12])+([.W17]*[Sheet2.$C$12])+([.X17]*[Sheet2.$D$12])+([.Y17]*[Sheet2.$E$12]))" office:value-type="float" office:value="15">
            <text:p>15</text:p>
          </table:table-cell>
          <table:table-cell table:formula="of:=[.AX17]-[.AV17]-[.AS17]-[.AP17]" office:value-type="float" office:value="7.65">
            <text:p>7.65</text:p>
          </table:table-cell>
          <table:table-cell table:formula="of:=(([.Z17]*[Sheet2.$B$13])+([.AA17]*[Sheet2.$C$13])+([.AB17]*[Sheet2.$D$13])+([.AC17]*[Sheet2.$E$13]))" office:value-type="float" office:value="1536">
            <text:p>1536</text:p>
          </table:table-cell>
          <table:table-cell table:formula="of:=(([.Z17]*[Sheet2.$B$14])+([.AA17]*[Sheet2.$C$14])+([.AB17]*[Sheet2.$D$14])+([.AC17]*[Sheet2.$E$14]))" office:value-type="float" office:value="2250">
            <text:p>2250</text:p>
          </table:table-cell>
          <table:table-cell table:formula="of:=([.AD17]*10)+([.AE17]*30)+([.AF17]*100)+([.AG17]*80)+([.AH17]*250)+([.AI17]*2000)+([.AJ17]*80)+([.AK17]*50)+([.AL17]*125)+([.AM17]*100)" office:value-type="float" office:value="100">
            <text:p>100</text:p>
          </table:table-cell>
          <table:table-cell table:formula="of:=[.BA17]+[.AW17]+[.AU17]+[.AR17]+[.AO17]+[.BB17]" office:value-type="float" office:value="5995">
            <text:p>5995</text:p>
          </table:table-cell>
          <table:table-cell table:number-columns-repeated="969"/>
        </table:table-row>
        <table:table-row table:style-name="ro5">
          <table:table-cell table:style-name="ce3" office:value-type="string" table:number-columns-spanned="1" table:number-rows-spanned="3">
            <text:p>Multi-role Combat</text:p>
          </table:table-cell>
          <table:table-cell table:style-name="ce6" office:value-type="string">
            <text:p>Krait</text:p>
          </table:table-cell>
          <table:table-cell table:style-name="ce5" office:value-type="string">
            <text:p>Jack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0">
            <text:p>850</text:p>
          </table:table-cell>
          <table:table-cell table:style-name="ce5" office:value-type="float" office:value="200">
            <text:p>200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 table:style-name="ce14"/>
          <table:table-cell table:number-columns-repeated="2" table:style-name="ce5" office:value-type="float" office:value="3">
            <text:p>3</text:p>
          </table:table-cell>
          <table:table-cell table:number-columns-repeated="2" table:style-name="ce5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5" table:formula="of:=ROUNDDOWN(1000 *(([.J18]*[Sheet2.$B$2])+([.K18]*[Sheet2.$C$2])+([.L18]*[Sheet2.$D$2])+([.M18]*[Sheet2.$E$2]))/[.E18])" office:value-type="float" office:value="338">
            <text:p>338</text:p>
          </table:table-cell>
          <table:table-cell table:style-name="ce25" table:formula="of:=(([.J18]*[Sheet2.$B$3])+([.K18]*[Sheet2.$C$3])+([.L18]*[Sheet2.$D$3])+([.M18]*[Sheet2.$E$3]))" office:value-type="float" office:value="196">
            <text:p>196</text:p>
          </table:table-cell>
          <table:table-cell table:style-name="ce25" table:formula="of:=(([.J18]*[Sheet2.$B$4])+([.K18]*[Sheet2.$C$4])+([.L18]*[Sheet2.$D$4])+([.M18]*[Sheet2.$E$4]))" office:value-type="float" office:value="0.5">
            <text:p>0.5</text:p>
          </table:table-cell>
          <table:table-cell table:style-name="ce28" table:formula="of:=ROUNDDOWN((([.N18]*[Sheet2.$B$5])+([.O18]*[Sheet2.$C$5])+([.P18]*[Sheet2.$D$5])+([.Q18]*[Sheet2.$E$5]))/[.E18];2)" office:value-type="float" office:value="0.84">
            <text:p>0.84</text:p>
          </table:table-cell>
          <table:table-cell table:style-name="ce28" table:formula="of:=(([.N18]*[Sheet2.$B$6])+([.O18]*[Sheet2.$C$6])+([.P18]*[Sheet2.$D$6])+([.Q18]*[Sheet2.$E$6]))" office:value-type="float" office:value="225">
            <text:p>225</text:p>
          </table:table-cell>
          <table:table-cell table:style-name="ce28" table:formula="of:=(([.N18]*[Sheet2.$B$7])+([.O18]*[Sheet2.$C$7])+([.P18]*[Sheet2.$D$7])+([.Q18]*[Sheet2.$E$7]))" office:value-type="float" office:value="0.75">
            <text:p>0.75</text:p>
          </table:table-cell>
          <table:table-cell table:style-name="ce5" table:formula="of:=ROUNDDOWN(640 *(([.R18]*[Sheet2.$B$8])+([.S18]*[Sheet2.$C$8])+([.T18]*[Sheet2.$D$8])+([.U18]*[Sheet2.$E$8]))/[.E18])" office:value-type="float" office:value="225">
            <text:p>225</text:p>
          </table:table-cell>
          <table:table-cell table:style-name="ce25" table:formula="of:=(([.R18]*[Sheet2.$B$9])+([.S18]*[Sheet2.$C$9])+([.T18]*[Sheet2.$D$9])+([.U18]*[Sheet2.$E$9]))" office:value-type="float" office:value="255">
            <text:p>255</text:p>
          </table:table-cell>
          <table:table-cell table:style-name="ce5" table:formula="of:=(([.R18]*[Sheet2.$B$10])+([.S18]*[Sheet2.$C$10])+([.T18]*[Sheet2.$D$10])+([.U18]*[Sheet2.$E$10]))" office:value-type="float" office:value="2.4">
            <text:p>2.4</text:p>
          </table:table-cell>
          <table:table-cell table:style-name="ce14" table:formula="of:=(([.V18]*[Sheet2.$B$11])+([.W18]*[Sheet2.$C$11])+([.X18]*[Sheet2.$D$11])+([.Y18]*[Sheet2.$E$11]))" office:value-type="float" office:value="270">
            <text:p>270</text:p>
          </table:table-cell>
          <table:table-cell table:style-name="ce14" table:formula="of:=(([.V18]*[Sheet2.$B$12])+([.W18]*[Sheet2.$C$12])+([.X18]*[Sheet2.$D$12])+([.Y18]*[Sheet2.$E$12]))" office:value-type="float" office:value="6">
            <text:p>6</text:p>
          </table:table-cell>
          <table:table-cell table:style-name="ce14" table:formula="of:=[.AX18]-[.AV18]-[.AS18]-[.AP18]" office:value-type="float" office:value="2.35">
            <text:p>2.35</text:p>
          </table:table-cell>
          <table:table-cell table:style-name="ce5" table:formula="of:=(([.Z18]*[Sheet2.$B$13])+([.AA18]*[Sheet2.$C$13])+([.AB18]*[Sheet2.$D$13])+([.AC18]*[Sheet2.$E$13]))" office:value-type="float" office:value="192">
            <text:p>192</text:p>
          </table:table-cell>
          <table:table-cell table:style-name="ce5" table:formula="of:=(([.Z18]*[Sheet2.$B$14])+([.AA18]*[Sheet2.$C$14])+([.AB18]*[Sheet2.$D$14])+([.AC18]*[Sheet2.$E$14]))" office:value-type="float" office:value="300">
            <text:p>300</text:p>
          </table:table-cell>
          <table:table-cell table:style-name="ce14" table:formula="of:=([.AD18]*10)+([.AE18]*30)+([.AF18]*100)+([.AG18]*80)+([.AH18]*250)+([.AI18]*2000)+([.AJ18]*80)+([.AK18]*50)+([.AL18]*125)+([.AM18]*100)" office:value-type="float" office:value="230">
            <text:p>230</text:p>
          </table:table-cell>
          <table:table-cell table:style-name="ce5" table:formula="of:=[.BA18]+[.AW18]+[.AU18]+[.AR18]+[.AO18]+[.BB18]" office:value-type="float" office:value="1476">
            <text:p>1476</text:p>
          </table:table-cell>
          <table:table-cell table:style-name="ce5" table:number-columns-repeated="969"/>
        </table:table-row>
        <table:table-row table:style-name="ro2">
          <table:covered-table-cell/>
          <table:table-cell office:value-type="string">
            <text:p>Iguana*</text:p>
          </table:table-cell>
          <table:table-cell office:value-type="string">
            <text:p>Coyote</text:p>
          </table:table-cell>
          <table:table-cell office:value-type="float" office:value="7">
            <text:p>7</text:p>
          </table:table-cell>
          <table:table-cell office:value-type="float" office:value="1300">
            <text:p>1300</text:p>
          </table:table-cell>
          <table:table-cell office:value-type="float" office:value="300">
            <text:p>300</text:p>
          </table:table-cell>
          <table:table-cell table:style-name="ce11" office:value-type="float" office:value="2250">
            <text:p>225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ROUNDDOWN(1000 *(([.J19]*[Sheet2.$B$2])+([.K19]*[Sheet2.$C$2])+([.L19]*[Sheet2.$D$2])+([.M19]*[Sheet2.$E$2]))/[.E19])" office:value-type="float" office:value="313">
            <text:p>313</text:p>
          </table:table-cell>
          <table:table-cell table:style-name="ce26" table:formula="of:=(([.J19]*[Sheet2.$B$3])+([.K19]*[Sheet2.$C$3])+([.L19]*[Sheet2.$D$3])+([.M19]*[Sheet2.$E$3]))" office:value-type="float" office:value="276">
            <text:p>276</text:p>
          </table:table-cell>
          <table:table-cell table:style-name="ce26" table:formula="of:=(([.J19]*[Sheet2.$B$4])+([.K19]*[Sheet2.$C$4])+([.L19]*[Sheet2.$D$4])+([.M19]*[Sheet2.$E$4]))" office:value-type="float" office:value="0.7">
            <text:p>0.7</text:p>
          </table:table-cell>
          <table:table-cell table:style-name="ce29" table:formula="of:=ROUNDDOWN((([.N19]*[Sheet2.$B$5])+([.O19]*[Sheet2.$C$5])+([.P19]*[Sheet2.$D$5])+([.Q19]*[Sheet2.$E$5]))/[.E19];2)" office:value-type="float" office:value="0.76">
            <text:p>0.76</text:p>
          </table:table-cell>
          <table:table-cell table:style-name="ce29" table:formula="of:=(([.N19]*[Sheet2.$B$6])+([.O19]*[Sheet2.$C$6])+([.P19]*[Sheet2.$D$6])+([.Q19]*[Sheet2.$E$6]))" office:value-type="float" office:value="300">
            <text:p>300</text:p>
          </table:table-cell>
          <table:table-cell table:style-name="ce29" table:formula="of:=(([.N19]*[Sheet2.$B$7])+([.O19]*[Sheet2.$C$7])+([.P19]*[Sheet2.$D$7])+([.Q19]*[Sheet2.$E$7]))" office:value-type="float" office:value="1">
            <text:p>1</text:p>
          </table:table-cell>
          <table:table-cell table:formula="of:=ROUNDDOWN(640 *(([.R19]*[Sheet2.$B$8])+([.S19]*[Sheet2.$C$8])+([.T19]*[Sheet2.$D$8])+([.U19]*[Sheet2.$E$8]))/[.E19])" office:value-type="float" office:value="196">
            <text:p>196</text:p>
          </table:table-cell>
          <table:table-cell table:style-name="ce26" table:formula="of:=(([.R19]*[Sheet2.$B$9])+([.S19]*[Sheet2.$C$9])+([.T19]*[Sheet2.$D$9])+([.U19]*[Sheet2.$E$9]))" office:value-type="float" office:value="340">
            <text:p>340</text:p>
          </table:table-cell>
          <table:table-cell table:formula="of:=(([.R19]*[Sheet2.$B$10])+([.S19]*[Sheet2.$C$10])+([.T19]*[Sheet2.$D$10])+([.U19]*[Sheet2.$E$10]))" office:value-type="float" office:value="3.2">
            <text:p>3.2</text:p>
          </table:table-cell>
          <table:table-cell table:formula="of:=(([.V19]*[Sheet2.$B$11])+([.W19]*[Sheet2.$C$11])+([.X19]*[Sheet2.$D$11])+([.Y19]*[Sheet2.$E$11]))" office:value-type="float" office:value="405">
            <text:p>405</text:p>
          </table:table-cell>
          <table:table-cell table:formula="of:=(([.V19]*[Sheet2.$B$12])+([.W19]*[Sheet2.$C$12])+([.X19]*[Sheet2.$D$12])+([.Y19]*[Sheet2.$E$12]))" office:value-type="float" office:value="9">
            <text:p>9</text:p>
          </table:table-cell>
          <table:table-cell table:formula="of:=[.AX19]-[.AV19]-[.AS19]-[.AP19]" office:value-type="float" office:value="4.1">
            <text:p>4.1</text:p>
          </table:table-cell>
          <table:table-cell table:formula="of:=(([.Z19]*[Sheet2.$B$13])+([.AA19]*[Sheet2.$C$13])+([.AB19]*[Sheet2.$D$13])+([.AC19]*[Sheet2.$E$13]))" office:value-type="float" office:value="256">
            <text:p>256</text:p>
          </table:table-cell>
          <table:table-cell table:formula="of:=(([.Z19]*[Sheet2.$B$14])+([.AA19]*[Sheet2.$C$14])+([.AB19]*[Sheet2.$D$14])+([.AC19]*[Sheet2.$E$14]))" office:value-type="float" office:value="400">
            <text:p>400</text:p>
          </table:table-cell>
          <table:table-cell table:formula="of:=([.AD19]*10)+([.AE19]*30)+([.AF19]*100)+([.AG19]*80)+([.AH19]*250)+([.AI19]*2000)+([.AJ19]*80)+([.AK19]*50)+([.AL19]*125)+([.AM19]*100)" office:value-type="float" office:value="355">
            <text:p>355</text:p>
          </table:table-cell>
          <table:table-cell table:formula="of:=[.BA19]+[.AW19]+[.AU19]+[.AR19]+[.AO19]+[.BB19]" office:value-type="float" office:value="2076">
            <text:p>2076</text:p>
          </table:table-cell>
          <table:table-cell table:number-columns-repeated="969"/>
        </table:table-row>
        <table:table-row table:style-name="ro5">
          <table:covered-table-cell/>
          <table:table-cell office:value-type="string">
            <text:p>Cat II*</text:p>
          </table:table-cell>
          <table:table-cell office:value-type="string">
            <text:p>Corsac</text:p>
          </table:table-cell>
          <table:table-cell office:value-type="float" office:value="9">
            <text:p>9</text:p>
          </table:table-cell>
          <table:table-cell office:value-type="float" office:value="1800">
            <text:p>1800</text:p>
          </table:table-cell>
          <table:table-cell office:value-type="float" office:value="360">
            <text:p>360</text:p>
          </table:table-cell>
          <table:table-cell table:style-name="ce11" office:value-type="float" office:value="3200">
            <text:p>32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formula="of:=ROUNDDOWN(1000 *(([.J20]*[Sheet2.$B$2])+([.K20]*[Sheet2.$C$2])+([.L20]*[Sheet2.$D$2])+([.M20]*[Sheet2.$E$2]))/[.E20])" office:value-type="float" office:value="293">
            <text:p>293</text:p>
          </table:table-cell>
          <table:table-cell table:style-name="ce26" table:formula="of:=(([.J20]*[Sheet2.$B$3])+([.K20]*[Sheet2.$C$3])+([.L20]*[Sheet2.$D$3])+([.M20]*[Sheet2.$E$3]))" office:value-type="float" office:value="356">
            <text:p>356</text:p>
          </table:table-cell>
          <table:table-cell table:style-name="ce26" table:formula="of:=(([.J20]*[Sheet2.$B$4])+([.K20]*[Sheet2.$C$4])+([.L20]*[Sheet2.$D$4])+([.M20]*[Sheet2.$E$4]))" office:value-type="float" office:value="0.9">
            <text:p>0.9</text:p>
          </table:table-cell>
          <table:table-cell table:style-name="ce29" table:formula="of:=ROUNDDOWN((([.N20]*[Sheet2.$B$5])+([.O20]*[Sheet2.$C$5])+([.P20]*[Sheet2.$D$5])+([.Q20]*[Sheet2.$E$5]))/[.E20];2)" office:value-type="float" office:value="0.88">
            <text:p>0.88</text:p>
          </table:table-cell>
          <table:table-cell table:style-name="ce29" table:formula="of:=(([.N20]*[Sheet2.$B$6])+([.O20]*[Sheet2.$C$6])+([.P20]*[Sheet2.$D$6])+([.Q20]*[Sheet2.$E$6]))" office:value-type="float" office:value="430">
            <text:p>430</text:p>
          </table:table-cell>
          <table:table-cell table:style-name="ce29" table:formula="of:=(([.N20]*[Sheet2.$B$7])+([.O20]*[Sheet2.$C$7])+([.P20]*[Sheet2.$D$7])+([.Q20]*[Sheet2.$E$7]))" office:value-type="float" office:value="1.35">
            <text:p>1.35</text:p>
          </table:table-cell>
          <table:table-cell table:formula="of:=ROUNDDOWN(640 *(([.R20]*[Sheet2.$B$8])+([.S20]*[Sheet2.$C$8])+([.T20]*[Sheet2.$D$8])+([.U20]*[Sheet2.$E$8]))/[.E20])" office:value-type="float" office:value="248">
            <text:p>248</text:p>
          </table:table-cell>
          <table:table-cell table:style-name="ce26" table:formula="of:=(([.R20]*[Sheet2.$B$9])+([.S20]*[Sheet2.$C$9])+([.T20]*[Sheet2.$D$9])+([.U20]*[Sheet2.$E$9]))" office:value-type="float" office:value="520">
            <text:p>520</text:p>
          </table:table-cell>
          <table:table-cell table:formula="of:=(([.R20]*[Sheet2.$B$10])+([.S20]*[Sheet2.$C$10])+([.T20]*[Sheet2.$D$10])+([.U20]*[Sheet2.$E$10]))" office:value-type="float" office:value="4.6">
            <text:p>4.6</text:p>
          </table:table-cell>
          <table:table-cell table:formula="of:=(([.V20]*[Sheet2.$B$11])+([.W20]*[Sheet2.$C$11])+([.X20]*[Sheet2.$D$11])+([.Y20]*[Sheet2.$E$11]))" office:value-type="float" office:value="540">
            <text:p>540</text:p>
          </table:table-cell>
          <table:table-cell table:formula="of:=(([.V20]*[Sheet2.$B$12])+([.W20]*[Sheet2.$C$12])+([.X20]*[Sheet2.$D$12])+([.Y20]*[Sheet2.$E$12]))" office:value-type="float" office:value="12">
            <text:p>12</text:p>
          </table:table-cell>
          <table:table-cell table:formula="of:=[.AX20]-[.AV20]-[.AS20]-[.AP20]" office:value-type="float" office:value="5.15">
            <text:p>5.15</text:p>
          </table:table-cell>
          <table:table-cell table:formula="of:=(([.Z20]*[Sheet2.$B$13])+([.AA20]*[Sheet2.$C$13])+([.AB20]*[Sheet2.$D$13])+([.AC20]*[Sheet2.$E$13]))" office:value-type="float" office:value="320">
            <text:p>320</text:p>
          </table:table-cell>
          <table:table-cell table:formula="of:=(([.Z20]*[Sheet2.$B$14])+([.AA20]*[Sheet2.$C$14])+([.AB20]*[Sheet2.$D$14])+([.AC20]*[Sheet2.$E$14]))" office:value-type="float" office:value="500">
            <text:p>500</text:p>
          </table:table-cell>
          <table:table-cell table:formula="of:=([.AD20]*10)+([.AE20]*30)+([.AF20]*100)+([.AG20]*80)+([.AH20]*250)+([.AI20]*2000)+([.AJ20]*80)+([.AK20]*50)+([.AL20]*125)+([.AM20]*100)" office:value-type="float" office:value="435">
            <text:p>435</text:p>
          </table:table-cell>
          <table:table-cell table:formula="of:=[.BA20]+[.AW20]+[.AU20]+[.AR20]+[.AO20]+[.BB20]" office:value-type="float" office:value="2781">
            <text:p>2781</text:p>
          </table:table-cell>
          <table:table-cell table:number-columns-repeated="969"/>
        </table:table-row>
        <table:table-row table:style-name="ro2">
          <table:table-cell table:style-name="ce3" office:value-type="string" table:number-columns-spanned="1" table:number-rows-spanned="3">
            <text:p>Multi-role Trader</text:p>
          </table:table-cell>
          <table:table-cell table:style-name="ce5" office:value-type="string">
            <text:p>Cobra I</text:p>
          </table:table-cell>
          <table:table-cell table:style-name="ce5" office:value-type="string">
            <text:p>Atla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220">
            <text:p>220</text:p>
          </table:table-cell>
          <table:table-cell table:style-name="ce10" office:value-type="float" office:value="1450">
            <text:p>145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4" office:value-type="float" office:value="2">
            <text:p>2</text:p>
          </table:table-cell>
          <table:table-cell table:number-columns-repeated="2" table:style-name="ce14"/>
          <table:table-cell table:style-name="ce5"/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number-columns-repeated="2" table:style-name="ce14" office:value-type="float" office:value="2">
            <text:p>2</text:p>
          </table:table-cell>
          <table:table-cell table:number-columns-repeated="2" table:style-name="ce14"/>
          <table:table-cell table:number-columns-repeated="3" table:style-name="ce10"/>
          <table:table-cell table:style-name="ce10" office:value-type="float" office:value="1">
            <text:p>1</text:p>
          </table:table-cell>
          <table:table-cell table:number-columns-repeated="2" table:style-name="ce10"/>
          <table:table-cell table:number-columns-repeated="3" table:style-name="ce14"/>
          <table:table-cell table:style-name="ce14" office:value-type="float" office:value="1">
            <text:p>1</text:p>
          </table:table-cell>
          <table:table-cell table:style-name="ce5" table:formula="of:=ROUNDDOWN(1000 *(([.J21]*[Sheet2.$B$2])+([.K21]*[Sheet2.$C$2])+([.L21]*[Sheet2.$D$2])+([.M21]*[Sheet2.$E$2]))/[.E21])" office:value-type="float" office:value="288">
            <text:p>288</text:p>
          </table:table-cell>
          <table:table-cell table:style-name="ce25" table:formula="of:=(([.J21]*[Sheet2.$B$3])+([.K21]*[Sheet2.$C$3])+([.L21]*[Sheet2.$D$3])+([.M21]*[Sheet2.$E$3]))" office:value-type="float" office:value="196">
            <text:p>196</text:p>
          </table:table-cell>
          <table:table-cell table:style-name="ce25" table:formula="of:=(([.J21]*[Sheet2.$B$4])+([.K21]*[Sheet2.$C$4])+([.L21]*[Sheet2.$D$4])+([.M21]*[Sheet2.$E$4]))" office:value-type="float" office:value="0.5">
            <text:p>0.5</text:p>
          </table:table-cell>
          <table:table-cell table:style-name="ce28" table:formula="of:=ROUNDDOWN((([.N21]*[Sheet2.$B$5])+([.O21]*[Sheet2.$C$5])+([.P21]*[Sheet2.$D$5])+([.Q21]*[Sheet2.$E$5]))/[.E21];2)" office:value-type="float" office:value="0.8">
            <text:p>0.8</text:p>
          </table:table-cell>
          <table:table-cell table:style-name="ce28" table:formula="of:=(([.N21]*[Sheet2.$B$6])+([.O21]*[Sheet2.$C$6])+([.P21]*[Sheet2.$D$6])+([.Q21]*[Sheet2.$E$6]))" office:value-type="float" office:value="240">
            <text:p>240</text:p>
          </table:table-cell>
          <table:table-cell table:style-name="ce28" table:formula="of:=(([.N21]*[Sheet2.$B$7])+([.O21]*[Sheet2.$C$7])+([.P21]*[Sheet2.$D$7])+([.Q21]*[Sheet2.$E$7]))" office:value-type="float" office:value="0.8">
            <text:p>0.8</text:p>
          </table:table-cell>
          <table:table-cell table:style-name="ce5" table:formula="of:=ROUNDDOWN(640 *(([.R21]*[Sheet2.$B$8])+([.S21]*[Sheet2.$C$8])+([.T21]*[Sheet2.$D$8])+([.U21]*[Sheet2.$E$8]))/[.E21])" office:value-type="float" office:value="192">
            <text:p>192</text:p>
          </table:table-cell>
          <table:table-cell table:style-name="ce25" table:formula="of:=(([.R21]*[Sheet2.$B$9])+([.S21]*[Sheet2.$C$9])+([.T21]*[Sheet2.$D$9])+([.U21]*[Sheet2.$E$9]))" office:value-type="float" office:value="255">
            <text:p>255</text:p>
          </table:table-cell>
          <table:table-cell table:style-name="ce5" table:formula="of:=(([.R21]*[Sheet2.$B$10])+([.S21]*[Sheet2.$C$10])+([.T21]*[Sheet2.$D$10])+([.U21]*[Sheet2.$E$10]))" office:value-type="float" office:value="2.4">
            <text:p>2.4</text:p>
          </table:table-cell>
          <table:table-cell table:style-name="ce14" table:formula="of:=(([.V21]*[Sheet2.$B$11])+([.W21]*[Sheet2.$C$11])+([.X21]*[Sheet2.$D$11])+([.Y21]*[Sheet2.$E$11]))" office:value-type="float" office:value="270">
            <text:p>270</text:p>
          </table:table-cell>
          <table:table-cell table:style-name="ce14" table:formula="of:=(([.V21]*[Sheet2.$B$12])+([.W21]*[Sheet2.$C$12])+([.X21]*[Sheet2.$D$12])+([.Y21]*[Sheet2.$E$12]))" office:value-type="float" office:value="6">
            <text:p>6</text:p>
          </table:table-cell>
          <table:table-cell table:style-name="ce14" table:formula="of:=[.AX21]-[.AV21]-[.AS21]-[.AP21]" office:value-type="float" office:value="2.3">
            <text:p>2.3</text:p>
          </table:table-cell>
          <table:table-cell table:style-name="ce5" table:formula="of:=(([.Z21]*[Sheet2.$B$13])+([.AA21]*[Sheet2.$C$13])+([.AB21]*[Sheet2.$D$13])+([.AC21]*[Sheet2.$E$13]))" office:value-type="float" office:value="160">
            <text:p>160</text:p>
          </table:table-cell>
          <table:table-cell table:style-name="ce5" table:formula="of:=(([.Z21]*[Sheet2.$B$14])+([.AA21]*[Sheet2.$C$14])+([.AB21]*[Sheet2.$D$14])+([.AC21]*[Sheet2.$E$14]))" office:value-type="float" office:value="260">
            <text:p>260</text:p>
          </table:table-cell>
          <table:table-cell table:style-name="ce14" table:formula="of:=([.AD21]*10)+([.AE21]*30)+([.AF21]*100)+([.AG21]*80)+([.AH21]*250)+([.AI21]*2000)+([.AJ21]*80)+([.AK21]*50)+([.AL21]*125)+([.AM21]*100)" office:value-type="float" office:value="180">
            <text:p>180</text:p>
          </table:table-cell>
          <table:table-cell table:style-name="ce5" table:formula="of:=[.BA21]+[.AW21]+[.AU21]+[.AR21]+[.AO21]+[.BB21]" office:value-type="float" office:value="1401">
            <text:p>1401</text:p>
          </table:table-cell>
          <table:table-cell table:style-name="ce5" table:number-columns-repeated="969"/>
        </table:table-row>
        <table:table-row table:style-name="ro2">
          <table:covered-table-cell/>
          <table:table-cell table:style-name="ce7" office:value-type="string">
            <text:p>Cobra III</text:p>
          </table:table-cell>
          <table:table-cell office:value-type="string">
            <text:p>Kodiak</text:p>
          </table:table-cell>
          <table:table-cell office:value-type="float" office:value="7">
            <text:p>7</text:p>
          </table:table-cell>
          <table:table-cell office:value-type="float" office:value="1600">
            <text:p>1600</text:p>
          </table:table-cell>
          <table:table-cell office:value-type="float" office:value="350">
            <text:p>350</text:p>
          </table:table-cell>
          <table:table-cell table:style-name="ce11" office:value-type="float" office:value="2200">
            <text:p>220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J22]*[Sheet2.$B$2])+([.K22]*[Sheet2.$C$2])+([.L22]*[Sheet2.$D$2])+([.M22]*[Sheet2.$E$2]))/[.E22])" office:value-type="float" office:value="300">
            <text:p>300</text:p>
          </table:table-cell>
          <table:table-cell table:style-name="ce26" table:formula="of:=(([.J22]*[Sheet2.$B$3])+([.K22]*[Sheet2.$C$3])+([.L22]*[Sheet2.$D$3])+([.M22]*[Sheet2.$E$3]))" office:value-type="float" office:value="320">
            <text:p>320</text:p>
          </table:table-cell>
          <table:table-cell table:style-name="ce26" table:formula="of:=(([.J22]*[Sheet2.$B$4])+([.K22]*[Sheet2.$C$4])+([.L22]*[Sheet2.$D$4])+([.M22]*[Sheet2.$E$4]))" office:value-type="float" office:value="0.8">
            <text:p>0.8</text:p>
          </table:table-cell>
          <table:table-cell table:style-name="ce29" table:formula="of:=ROUNDDOWN((([.N22]*[Sheet2.$B$5])+([.O22]*[Sheet2.$C$5])+([.P22]*[Sheet2.$D$5])+([.Q22]*[Sheet2.$E$5]))/[.E22];2)" office:value-type="float" office:value="0.62">
            <text:p>0.62</text:p>
          </table:table-cell>
          <table:table-cell table:style-name="ce29" table:formula="of:=(([.N22]*[Sheet2.$B$6])+([.O22]*[Sheet2.$C$6])+([.P22]*[Sheet2.$D$6])+([.Q22]*[Sheet2.$E$6]))" office:value-type="float" office:value="300">
            <text:p>300</text:p>
          </table:table-cell>
          <table:table-cell table:style-name="ce29" table:formula="of:=(([.N22]*[Sheet2.$B$7])+([.O22]*[Sheet2.$C$7])+([.P22]*[Sheet2.$D$7])+([.Q22]*[Sheet2.$E$7]))" office:value-type="float" office:value="1">
            <text:p>1</text:p>
          </table:table-cell>
          <table:table-cell table:formula="of:=ROUNDDOWN(640 *(([.R22]*[Sheet2.$B$8])+([.S22]*[Sheet2.$C$8])+([.T22]*[Sheet2.$D$8])+([.U22]*[Sheet2.$E$8]))/[.E22])" office:value-type="float" office:value="160">
            <text:p>160</text:p>
          </table:table-cell>
          <table:table-cell table:style-name="ce26" table:formula="of:=(([.R22]*[Sheet2.$B$9])+([.S22]*[Sheet2.$C$9])+([.T22]*[Sheet2.$D$9])+([.U22]*[Sheet2.$E$9]))" office:value-type="float" office:value="340">
            <text:p>340</text:p>
          </table:table-cell>
          <table:table-cell table:formula="of:=(([.R22]*[Sheet2.$B$10])+([.S22]*[Sheet2.$C$10])+([.T22]*[Sheet2.$D$10])+([.U22]*[Sheet2.$E$10]))" office:value-type="float" office:value="3.2">
            <text:p>3.2</text:p>
          </table:table-cell>
          <table:table-cell table:formula="of:=(([.V22]*[Sheet2.$B$11])+([.W22]*[Sheet2.$C$11])+([.X22]*[Sheet2.$D$11])+([.Y22]*[Sheet2.$E$11]))" office:value-type="float" office:value="405">
            <text:p>405</text:p>
          </table:table-cell>
          <table:table-cell table:formula="of:=(([.V22]*[Sheet2.$B$12])+([.W22]*[Sheet2.$C$12])+([.X22]*[Sheet2.$D$12])+([.Y22]*[Sheet2.$E$12]))" office:value-type="float" office:value="9">
            <text:p>9</text:p>
          </table:table-cell>
          <table:table-cell table:formula="of:=[.AX22]-[.AV22]-[.AS22]-[.AP22]" office:value-type="float" office:value="4">
            <text:p>4</text:p>
          </table:table-cell>
          <table:table-cell table:formula="of:=(([.Z22]*[Sheet2.$B$13])+([.AA22]*[Sheet2.$C$13])+([.AB22]*[Sheet2.$D$13])+([.AC22]*[Sheet2.$E$13]))" office:value-type="float" office:value="256">
            <text:p>256</text:p>
          </table:table-cell>
          <table:table-cell table:formula="of:=(([.Z22]*[Sheet2.$B$14])+([.AA22]*[Sheet2.$C$14])+([.AB22]*[Sheet2.$D$14])+([.AC22]*[Sheet2.$E$14]))" office:value-type="float" office:value="400">
            <text:p>400</text:p>
          </table:table-cell>
          <table:table-cell table:formula="of:=([.AD22]*10)+([.AE22]*30)+([.AF22]*100)+([.AG22]*80)+([.AH22]*250)+([.AI22]*2000)+([.AJ22]*80)+([.AK22]*50)+([.AL22]*125)+([.AM22]*100)" office:value-type="float" office:value="260">
            <text:p>260</text:p>
          </table:table-cell>
          <table:table-cell table:formula="of:=[.BA22]+[.AW22]+[.AU22]+[.AR22]+[.AO22]+[.BB22]" office:value-type="float" office:value="2025">
            <text:p>2025</text:p>
          </table:table-cell>
          <table:table-cell table:number-columns-repeated="969"/>
        </table:table-row>
        <table:table-row table:style-name="ro5">
          <table:covered-table-cell/>
          <table:table-cell office:value-type="string">
            <text:p>Salamander*</text:p>
          </table:table-cell>
          <table:table-cell office:value-type="string">
            <text:p>Helarctos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425">
            <text:p>425</text:p>
          </table:table-cell>
          <table:table-cell table:style-name="ce11" office:value-type="float" office:value="3000">
            <text:p>30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J23]*[Sheet2.$B$2])+([.K23]*[Sheet2.$C$2])+([.L23]*[Sheet2.$D$2])+([.M23]*[Sheet2.$E$2]))/[.E23])" office:value-type="float" office:value="324">
            <text:p>324</text:p>
          </table:table-cell>
          <table:table-cell table:style-name="ce26" table:formula="of:=(([.J23]*[Sheet2.$B$3])+([.K23]*[Sheet2.$C$3])+([.L23]*[Sheet2.$D$3])+([.M23]*[Sheet2.$E$3]))" office:value-type="float" office:value="386">
            <text:p>386</text:p>
          </table:table-cell>
          <table:table-cell table:style-name="ce26" table:formula="of:=(([.J23]*[Sheet2.$B$4])+([.K23]*[Sheet2.$C$4])+([.L23]*[Sheet2.$D$4])+([.M23]*[Sheet2.$E$4]))" office:value-type="float" office:value="0.85">
            <text:p>0.85</text:p>
          </table:table-cell>
          <table:table-cell table:style-name="ce29" table:formula="of:=ROUNDDOWN((([.N23]*[Sheet2.$B$5])+([.O23]*[Sheet2.$C$5])+([.P23]*[Sheet2.$D$5])+([.Q23]*[Sheet2.$E$5]))/[.E23];2)" office:value-type="float" office:value="0.7">
            <text:p>0.7</text:p>
          </table:table-cell>
          <table:table-cell table:style-name="ce29" table:formula="of:=(([.N23]*[Sheet2.$B$6])+([.O23]*[Sheet2.$C$6])+([.P23]*[Sheet2.$D$6])+([.Q23]*[Sheet2.$E$6]))" office:value-type="float" office:value="370">
            <text:p>370</text:p>
          </table:table-cell>
          <table:table-cell table:style-name="ce29" table:formula="of:=(([.N23]*[Sheet2.$B$7])+([.O23]*[Sheet2.$C$7])+([.P23]*[Sheet2.$D$7])+([.Q23]*[Sheet2.$E$7]))" office:value-type="float" office:value="1.15">
            <text:p>1.15</text:p>
          </table:table-cell>
          <table:table-cell table:formula="of:=ROUNDDOWN(640 *(([.R23]*[Sheet2.$B$8])+([.S23]*[Sheet2.$C$8])+([.T23]*[Sheet2.$D$8])+([.U23]*[Sheet2.$E$8]))/[.E23])" office:value-type="float" office:value="160">
            <text:p>160</text:p>
          </table:table-cell>
          <table:table-cell table:style-name="ce26" table:formula="of:=(([.R23]*[Sheet2.$B$9])+([.S23]*[Sheet2.$C$9])+([.T23]*[Sheet2.$D$9])+([.U23]*[Sheet2.$E$9]))" office:value-type="float" office:value="425">
            <text:p>425</text:p>
          </table:table-cell>
          <table:table-cell table:formula="of:=(([.R23]*[Sheet2.$B$10])+([.S23]*[Sheet2.$C$10])+([.T23]*[Sheet2.$D$10])+([.U23]*[Sheet2.$E$10]))" office:value-type="float" office:value="4">
            <text:p>4</text:p>
          </table:table-cell>
          <table:table-cell table:formula="of:=(([.V23]*[Sheet2.$B$11])+([.W23]*[Sheet2.$C$11])+([.X23]*[Sheet2.$D$11])+([.Y23]*[Sheet2.$E$11]))" office:value-type="float" office:value="430">
            <text:p>430</text:p>
          </table:table-cell>
          <table:table-cell table:formula="of:=(([.V23]*[Sheet2.$B$12])+([.W23]*[Sheet2.$C$12])+([.X23]*[Sheet2.$D$12])+([.Y23]*[Sheet2.$E$12]))" office:value-type="float" office:value="9.2">
            <text:p>9.2</text:p>
          </table:table-cell>
          <table:table-cell table:formula="of:=[.AX23]-[.AV23]-[.AS23]-[.AP23]" office:value-type="float" office:value="3.2">
            <text:p>3.2</text:p>
          </table:table-cell>
          <table:table-cell table:formula="of:=(([.Z23]*[Sheet2.$B$13])+([.AA23]*[Sheet2.$C$13])+([.AB23]*[Sheet2.$D$13])+([.AC23]*[Sheet2.$E$13]))" office:value-type="float" office:value="320">
            <text:p>320</text:p>
          </table:table-cell>
          <table:table-cell table:formula="of:=(([.Z23]*[Sheet2.$B$14])+([.AA23]*[Sheet2.$C$14])+([.AB23]*[Sheet2.$D$14])+([.AC23]*[Sheet2.$E$14]))" office:value-type="float" office:value="500">
            <text:p>500</text:p>
          </table:table-cell>
          <table:table-cell table:formula="of:=([.AD23]*10)+([.AE23]*30)+([.AF23]*100)+([.AG23]*80)+([.AH23]*250)+([.AI23]*2000)+([.AJ23]*80)+([.AK23]*50)+([.AL23]*125)+([.AM23]*100)" office:value-type="float" office:value="260">
            <text:p>260</text:p>
          </table:table-cell>
          <table:table-cell table:formula="of:=[.BA23]+[.AW23]+[.AU23]+[.AR23]+[.AO23]+[.BB23]" office:value-type="float" office:value="2371">
            <text:p>2371</text:p>
          </table:table-cell>
          <table:table-cell table:number-columns-repeated="969"/>
        </table:table-row>
        <table:table-row table:style-name="ro2">
          <table:table-cell table:style-name="ce3" office:value-type="string" table:number-columns-spanned="1" table:number-rows-spanned="2">
            <text:p>Warship</text:p>
          </table:table-cell>
          <table:table-cell table:style-name="ce5" office:value-type="string">
            <text:p>Boa II</text:p>
          </table:table-cell>
          <table:table-cell table:style-name="ce5" office:value-type="string">
            <text:p>Endurance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9000">
            <text:p>290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22500">
            <text:p>225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14"/>
          <table:table-cell table:number-columns-repeated="2" table:style-name="ce14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5">
            <text:p>5</text:p>
          </table:table-cell>
          <table:table-cell table:style-name="ce5"/>
          <table:table-cell table:number-columns-repeated="3" table:style-name="ce14"/>
          <table:table-cell table:style-name="ce14" office:value-type="float" office:value="3">
            <text:p>3</text:p>
          </table:table-cell>
          <table:table-cell table:number-columns-repeated="2" table:style-name="ce10"/>
          <table:table-cell table:style-name="ce10" office:value-type="float" office:value="7">
            <text:p>7</text:p>
          </table:table-cell>
          <table:table-cell table:style-name="ce10"/>
          <table:table-cell table:number-columns-repeated="3" table:style-name="ce14"/>
          <table:table-cell table:style-name="ce14" office:value-type="float" office:value="3">
            <text:p>3</text:p>
          </table:table-cell>
          <table:table-cell table:number-columns-repeated="4" table:style-name="ce10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4" office:value-type="float" office:value="1">
            <text:p>1</text:p>
          </table:table-cell>
          <table:table-cell table:style-name="ce5" table:formula="of:=ROUNDDOWN(1000 *(([.J24]*[Sheet2.$B$2])+([.K24]*[Sheet2.$C$2])+([.L24]*[Sheet2.$D$2])+([.M24]*[Sheet2.$E$2]))/[.E24])" office:value-type="float" office:value="248">
            <text:p>248</text:p>
          </table:table-cell>
          <table:table-cell table:style-name="ce25" table:formula="of:=(([.J24]*[Sheet2.$B$3])+([.K24]*[Sheet2.$C$3])+([.L24]*[Sheet2.$D$3])+([.M24]*[Sheet2.$E$3]))" office:value-type="float" office:value="3900">
            <text:p>3900</text:p>
          </table:table-cell>
          <table:table-cell table:style-name="ce25" table:formula="of:=(([.J24]*[Sheet2.$B$4])+([.K24]*[Sheet2.$C$4])+([.L24]*[Sheet2.$D$4])+([.M24]*[Sheet2.$E$4]))" office:value-type="float" office:value="7">
            <text:p>7</text:p>
          </table:table-cell>
          <table:table-cell table:style-name="ce28" table:formula="of:=ROUNDDOWN((([.N24]*[Sheet2.$B$5])+([.O24]*[Sheet2.$C$5])+([.P24]*[Sheet2.$D$5])+([.Q24]*[Sheet2.$E$5]))/[.E24];2)" office:value-type="float" office:value="0.17">
            <text:p>0.17</text:p>
          </table:table-cell>
          <table:table-cell table:style-name="ce28" table:formula="of:=(([.N24]*[Sheet2.$B$6])+([.O24]*[Sheet2.$C$6])+([.P24]*[Sheet2.$D$6])+([.Q24]*[Sheet2.$E$6]))" office:value-type="float" office:value="1250">
            <text:p>1250</text:p>
          </table:table-cell>
          <table:table-cell table:style-name="ce28" table:formula="of:=(([.N24]*[Sheet2.$B$7])+([.O24]*[Sheet2.$C$7])+([.P24]*[Sheet2.$D$7])+([.Q24]*[Sheet2.$E$7]))" office:value-type="float" office:value="3.75">
            <text:p>3.75</text:p>
          </table:table-cell>
          <table:table-cell table:style-name="ce5" table:formula="of:=ROUNDDOWN(640 *(([.R24]*[Sheet2.$B$8])+([.S24]*[Sheet2.$C$8])+([.T24]*[Sheet2.$D$8])+([.U24]*[Sheet2.$E$8]))/[.E24])" office:value-type="float" office:value="165">
            <text:p>165</text:p>
          </table:table-cell>
          <table:table-cell table:style-name="ce25" table:formula="of:=(([.R24]*[Sheet2.$B$9])+([.S24]*[Sheet2.$C$9])+([.T24]*[Sheet2.$D$9])+([.U24]*[Sheet2.$E$9]))" office:value-type="float" office:value="4800">
            <text:p>4800</text:p>
          </table:table-cell>
          <table:table-cell table:style-name="ce5" table:formula="of:=(([.R24]*[Sheet2.$B$10])+([.S24]*[Sheet2.$C$10])+([.T24]*[Sheet2.$D$10])+([.U24]*[Sheet2.$E$10]))" office:value-type="float" office:value="45">
            <text:p>45</text:p>
          </table:table-cell>
          <table:table-cell table:style-name="ce14" table:formula="of:=(([.V24]*[Sheet2.$B$11])+([.W24]*[Sheet2.$C$11])+([.X24]*[Sheet2.$D$11])+([.Y24]*[Sheet2.$E$11]))" office:value-type="float" office:value="3500">
            <text:p>3500</text:p>
          </table:table-cell>
          <table:table-cell table:style-name="ce14" table:formula="of:=(([.V24]*[Sheet2.$B$12])+([.W24]*[Sheet2.$C$12])+([.X24]*[Sheet2.$D$12])+([.Y24]*[Sheet2.$E$12]))" office:value-type="float" office:value="84">
            <text:p>84</text:p>
          </table:table-cell>
          <table:table-cell table:style-name="ce14" table:formula="of:=[.AX24]-[.AV24]-[.AS24]-[.AP24]" office:value-type="float" office:value="28.25">
            <text:p>28.25</text:p>
          </table:table-cell>
          <table:table-cell table:style-name="ce5" table:formula="of:=(([.Z24]*[Sheet2.$B$13])+([.AA24]*[Sheet2.$C$13])+([.AB24]*[Sheet2.$D$13])+([.AC24]*[Sheet2.$E$13]))" office:value-type="float" office:value="3072">
            <text:p>3072</text:p>
          </table:table-cell>
          <table:table-cell table:style-name="ce5" table:formula="of:=(([.Z24]*[Sheet2.$B$14])+([.AA24]*[Sheet2.$C$14])+([.AB24]*[Sheet2.$D$14])+([.AC24]*[Sheet2.$E$14]))" office:value-type="float" office:value="4200">
            <text:p>4200</text:p>
          </table:table-cell>
          <table:table-cell table:style-name="ce14" table:formula="of:=([.AD24]*10)+([.AE24]*30)+([.AF24]*100)+([.AG24]*80)+([.AH24]*250)+([.AI24]*2000)+([.AJ24]*80)+([.AK24]*50)+([.AL24]*125)+([.AM24]*100)" office:value-type="float" office:value="2680">
            <text:p>2680</text:p>
          </table:table-cell>
          <table:table-cell table:style-name="ce5" table:formula="of:=[.BA24]+[.AW24]+[.AU24]+[.AR24]+[.AO24]+[.BB24]" office:value-type="float" office:value="20330">
            <text:p>20330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Anaconda</text:p>
          </table:table-cell>
          <table:table-cell office:value-type="string">
            <text:p>Valor</text:p>
          </table:table-cell>
          <table:table-cell office:value-type="float" office:value="12">
            <text:p>12</text:p>
          </table:table-cell>
          <table:table-cell office:value-type="float" office:value="85000">
            <text:p>85000</text:p>
          </table:table-cell>
          <table:table-cell office:value-type="float" office:value="6400">
            <text:p>6400</text:p>
          </table:table-cell>
          <table:table-cell office:value-type="float" office:value="60000">
            <text:p>600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DOWN(1000 *(([.J25]*[Sheet2.$B$2])+([.K25]*[Sheet2.$C$2])+([.L25]*[Sheet2.$D$2])+([.M25]*[Sheet2.$E$2]))/[.E25])" office:value-type="float" office:value="141">
            <text:p>141</text:p>
          </table:table-cell>
          <table:table-cell table:style-name="ce26" table:formula="of:=(([.J25]*[Sheet2.$B$3])+([.K25]*[Sheet2.$C$3])+([.L25]*[Sheet2.$D$3])+([.M25]*[Sheet2.$E$3]))" office:value-type="float" office:value="6400">
            <text:p>6400</text:p>
          </table:table-cell>
          <table:table-cell table:style-name="ce26" table:formula="of:=(([.J25]*[Sheet2.$B$4])+([.K25]*[Sheet2.$C$4])+([.L25]*[Sheet2.$D$4])+([.M25]*[Sheet2.$E$4]))" office:value-type="float" office:value="11">
            <text:p>11</text:p>
          </table:table-cell>
          <table:table-cell table:style-name="ce29" table:formula="of:=ROUNDDOWN((([.N25]*[Sheet2.$B$5])+([.O25]*[Sheet2.$C$5])+([.P25]*[Sheet2.$D$5])+([.Q25]*[Sheet2.$E$5]))/[.E25];2)" office:value-type="float" office:value="0.14">
            <text:p>0.14</text:p>
          </table:table-cell>
          <table:table-cell table:style-name="ce29" table:formula="of:=(([.N25]*[Sheet2.$B$6])+([.O25]*[Sheet2.$C$6])+([.P25]*[Sheet2.$D$6])+([.Q25]*[Sheet2.$E$6]))" office:value-type="float" office:value="2900">
            <text:p>2900</text:p>
          </table:table-cell>
          <table:table-cell table:style-name="ce29" table:formula="of:=(([.N25]*[Sheet2.$B$7])+([.O25]*[Sheet2.$C$7])+([.P25]*[Sheet2.$D$7])+([.Q25]*[Sheet2.$E$7]))" office:value-type="float" office:value="7">
            <text:p>7</text:p>
          </table:table-cell>
          <table:table-cell table:formula="of:=ROUNDDOWN(640 *(([.R25]*[Sheet2.$B$8])+([.S25]*[Sheet2.$C$8])+([.T25]*[Sheet2.$D$8])+([.U25]*[Sheet2.$E$8]))/[.E25])" office:value-type="float" office:value="188">
            <text:p>188</text:p>
          </table:table-cell>
          <table:table-cell table:style-name="ce26" table:formula="of:=(([.R25]*[Sheet2.$B$9])+([.S25]*[Sheet2.$C$9])+([.T25]*[Sheet2.$D$9])+([.U25]*[Sheet2.$E$9]))" office:value-type="float" office:value="16000">
            <text:p>16000</text:p>
          </table:table-cell>
          <table:table-cell table:formula="of:=(([.R25]*[Sheet2.$B$10])+([.S25]*[Sheet2.$C$10])+([.T25]*[Sheet2.$D$10])+([.U25]*[Sheet2.$E$10]))" office:value-type="float" office:value="150">
            <text:p>150</text:p>
          </table:table-cell>
          <table:table-cell table:formula="of:=(([.V25]*[Sheet2.$B$11])+([.W25]*[Sheet2.$C$11])+([.X25]*[Sheet2.$D$11])+([.Y25]*[Sheet2.$E$11]))" office:value-type="float" office:value="8750">
            <text:p>8750</text:p>
          </table:table-cell>
          <table:table-cell table:formula="of:=(([.V25]*[Sheet2.$B$12])+([.W25]*[Sheet2.$C$12])+([.X25]*[Sheet2.$D$12])+([.Y25]*[Sheet2.$E$12]))" office:value-type="float" office:value="245">
            <text:p>245</text:p>
          </table:table-cell>
          <table:table-cell table:formula="of:=[.AX25]-[.AV25]-[.AS25]-[.AP25]" office:value-type="float" office:value="77">
            <text:p>77</text:p>
          </table:table-cell>
          <table:table-cell table:formula="of:=(([.Z25]*[Sheet2.$B$13])+([.AA25]*[Sheet2.$C$13])+([.AB25]*[Sheet2.$D$13])+([.AC25]*[Sheet2.$E$13]))" office:value-type="float" office:value="8192">
            <text:p>8192</text:p>
          </table:table-cell>
          <table:table-cell table:formula="of:=(([.Z25]*[Sheet2.$B$14])+([.AA25]*[Sheet2.$C$14])+([.AB25]*[Sheet2.$D$14])+([.AC25]*[Sheet2.$E$14]))" office:value-type="float" office:value="11200">
            <text:p>11200</text:p>
          </table:table-cell>
          <table:table-cell table:formula="of:=([.AD25]*10)+([.AE25]*30)+([.AF25]*100)+([.AG25]*80)+([.AH25]*250)+([.AI25]*2000)+([.AJ25]*80)+([.AK25]*50)+([.AL25]*125)+([.AM25]*100)" office:value-type="float" office:value="8180">
            <text:p>8180</text:p>
          </table:table-cell>
          <table:table-cell table:formula="of:=[.BA25]+[.AW25]+[.AU25]+[.AR25]+[.AO25]+[.BB25]" office:value-type="float" office:value="53430">
            <text:p>53430</text:p>
          </table:table-cell>
          <table:table-cell table:number-columns-repeated="969"/>
        </table:table-row>
        <table:table-row table:style-name="ro5">
          <table:table-cell table:style-name="ce3" office:value-type="string" table:number-columns-spanned="1" table:number-rows-spanned="2">
            <text:p>Exploration</text:p>
          </table:table-cell>
          <table:table-cell table:style-name="ce5" office:value-type="string">
            <text:p>Moray</text:p>
          </table:table-cell>
          <table:table-cell table:style-name="ce5" office:value-type="string">
            <text:p>Shaula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50">
            <text:p>125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700">
            <text:p>17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/>
          <table:table-cell table:style-name="ce10"/>
          <table:table-cell table:style-name="ce10" office:value-type="float" office:value="2">
            <text:p>2</text:p>
          </table:table-cell>
          <table:table-cell table:number-columns-repeated="2" table:style-name="ce10"/>
          <table:table-cell table:style-name="ce14"/>
          <table:table-cell table:style-name="ce14" office:value-type="float" office:value="3">
            <text:p>3</text:p>
          </table:table-cell>
          <table:table-cell table:number-columns-repeated="2" table:style-name="ce14"/>
          <table:table-cell table:style-name="ce10" office:value-type="float" office:value="1">
            <text:p>1</text:p>
          </table:table-cell>
          <table:table-cell table:number-columns-repeated="5" table:style-name="ce10"/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5" table:formula="of:=ROUNDDOWN(1000 *(([.J26]*[Sheet2.$B$2])+([.K26]*[Sheet2.$C$2])+([.L26]*[Sheet2.$D$2])+([.M26]*[Sheet2.$E$2]))/[.E26])" office:value-type="float" office:value="288">
            <text:p>288</text:p>
          </table:table-cell>
          <table:table-cell table:style-name="ce25" table:formula="of:=(([.J26]*[Sheet2.$B$3])+([.K26]*[Sheet2.$C$3])+([.L26]*[Sheet2.$D$3])+([.M26]*[Sheet2.$E$3]))" office:value-type="float" office:value="240">
            <text:p>240</text:p>
          </table:table-cell>
          <table:table-cell table:style-name="ce25" table:formula="of:=(([.J26]*[Sheet2.$B$4])+([.K26]*[Sheet2.$C$4])+([.L26]*[Sheet2.$D$4])+([.M26]*[Sheet2.$E$4]))" office:value-type="float" office:value="0.6">
            <text:p>0.6</text:p>
          </table:table-cell>
          <table:table-cell table:style-name="ce28" table:formula="of:=ROUNDDOWN((([.N26]*[Sheet2.$B$5])+([.O26]*[Sheet2.$C$5])+([.P26]*[Sheet2.$D$5])+([.Q26]*[Sheet2.$E$5]))/[.E26];2)" office:value-type="float" office:value="0.32">
            <text:p>0.32</text:p>
          </table:table-cell>
          <table:table-cell table:style-name="ce28" table:formula="of:=(([.N26]*[Sheet2.$B$6])+([.O26]*[Sheet2.$C$6])+([.P26]*[Sheet2.$D$6])+([.Q26]*[Sheet2.$E$6]))" office:value-type="float" office:value="120">
            <text:p>120</text:p>
          </table:table-cell>
          <table:table-cell table:style-name="ce28" table:formula="of:=(([.N26]*[Sheet2.$B$7])+([.O26]*[Sheet2.$C$7])+([.P26]*[Sheet2.$D$7])+([.Q26]*[Sheet2.$E$7]))" office:value-type="float" office:value="0.4">
            <text:p>0.4</text:p>
          </table:table-cell>
          <table:table-cell table:style-name="ce5" table:formula="of:=ROUNDDOWN(640 *(([.R26]*[Sheet2.$B$8])+([.S26]*[Sheet2.$C$8])+([.T26]*[Sheet2.$D$8])+([.U26]*[Sheet2.$E$8]))/[.E26])" office:value-type="float" office:value="76">
            <text:p>76</text:p>
          </table:table-cell>
          <table:table-cell table:style-name="ce25" table:formula="of:=(([.R26]*[Sheet2.$B$9])+([.S26]*[Sheet2.$C$9])+([.T26]*[Sheet2.$D$9])+([.U26]*[Sheet2.$E$9]))" office:value-type="float" office:value="125">
            <text:p>125</text:p>
          </table:table-cell>
          <table:table-cell table:style-name="ce5" table:formula="of:=(([.R26]*[Sheet2.$B$10])+([.S26]*[Sheet2.$C$10])+([.T26]*[Sheet2.$D$10])+([.U26]*[Sheet2.$E$10]))" office:value-type="float" office:value="1.2">
            <text:p>1.2</text:p>
          </table:table-cell>
          <table:table-cell table:style-name="ce14" table:formula="of:=(([.V26]*[Sheet2.$B$11])+([.W26]*[Sheet2.$C$11])+([.X26]*[Sheet2.$D$11])+([.Y26]*[Sheet2.$E$11]))" office:value-type="float" office:value="270">
            <text:p>270</text:p>
          </table:table-cell>
          <table:table-cell table:style-name="ce14" table:formula="of:=(([.V26]*[Sheet2.$B$12])+([.W26]*[Sheet2.$C$12])+([.X26]*[Sheet2.$D$12])+([.Y26]*[Sheet2.$E$12]))" office:value-type="float" office:value="6">
            <text:p>6</text:p>
          </table:table-cell>
          <table:table-cell table:style-name="ce14" table:formula="of:=[.AX26]-[.AV26]-[.AS26]-[.AP26]" office:value-type="float" office:value="3.8">
            <text:p>3.8</text:p>
          </table:table-cell>
          <table:table-cell table:style-name="ce5" table:formula="of:=(([.Z26]*[Sheet2.$B$13])+([.AA26]*[Sheet2.$C$13])+([.AB26]*[Sheet2.$D$13])+([.AC26]*[Sheet2.$E$13]))" office:value-type="float" office:value="192">
            <text:p>192</text:p>
          </table:table-cell>
          <table:table-cell table:style-name="ce5" table:formula="of:=(([.Z26]*[Sheet2.$B$14])+([.AA26]*[Sheet2.$C$14])+([.AB26]*[Sheet2.$D$14])+([.AC26]*[Sheet2.$E$14]))" office:value-type="float" office:value="300">
            <text:p>300</text:p>
          </table:table-cell>
          <table:table-cell table:style-name="ce14" table:formula="of:=([.AD26]*10)+([.AE26]*30)+([.AF26]*100)+([.AG26]*80)+([.AH26]*250)+([.AI26]*2000)+([.AJ26]*80)+([.AK26]*50)+([.AL26]*125)+([.AM26]*100)" office:value-type="float" office:value="160">
            <text:p>160</text:p>
          </table:table-cell>
          <table:table-cell table:style-name="ce5" table:formula="of:=[.BA26]+[.AW26]+[.AU26]+[.AR26]+[.AO26]+[.BB26]" office:value-type="float" office:value="1215">
            <text:p>1215</text:p>
          </table:table-cell>
          <table:table-cell table:style-name="ce5" table:number-columns-repeated="969"/>
        </table:table-row>
        <table:table-row table:style-name="ro5">
          <table:covered-table-cell/>
          <table:table-cell office:value-type="string">
            <text:p>Chameleon*</text:p>
          </table:table-cell>
          <table:table-cell office:value-type="string">
            <text:p>Toliman</text:p>
          </table:table-cell>
          <table:table-cell office:value-type="float" office:value="9">
            <text:p>9</text:p>
          </table:table-cell>
          <table:table-cell office:value-type="float" office:value="950">
            <text:p>950</text:p>
          </table:table-cell>
          <table:table-cell office:value-type="float" office:value="250">
            <text:p>25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ROUNDDOWN(1000 *(([.J27]*[Sheet2.$B$2])+([.K27]*[Sheet2.$C$2])+([.L27]*[Sheet2.$D$2])+([.M27]*[Sheet2.$E$2]))/[.E27])" office:value-type="float" office:value="378">
            <text:p>378</text:p>
          </table:table-cell>
          <table:table-cell table:style-name="ce26" table:formula="of:=(([.J27]*[Sheet2.$B$3])+([.K27]*[Sheet2.$C$3])+([.L27]*[Sheet2.$D$3])+([.M27]*[Sheet2.$E$3]))" office:value-type="float" office:value="240">
            <text:p>240</text:p>
          </table:table-cell>
          <table:table-cell table:style-name="ce26" table:formula="of:=(([.J27]*[Sheet2.$B$4])+([.K27]*[Sheet2.$C$4])+([.L27]*[Sheet2.$D$4])+([.M27]*[Sheet2.$E$4]))" office:value-type="float" office:value="0.6">
            <text:p>0.6</text:p>
          </table:table-cell>
          <table:table-cell table:style-name="ce29" table:formula="of:=ROUNDDOWN((([.N27]*[Sheet2.$B$5])+([.O27]*[Sheet2.$C$5])+([.P27]*[Sheet2.$D$5])+([.Q27]*[Sheet2.$E$5]))/[.E27];2)" office:value-type="float" office:value="0.84">
            <text:p>0.84</text:p>
          </table:table-cell>
          <table:table-cell table:style-name="ce29" table:formula="of:=(([.N27]*[Sheet2.$B$6])+([.O27]*[Sheet2.$C$6])+([.P27]*[Sheet2.$D$6])+([.Q27]*[Sheet2.$E$6]))" office:value-type="float" office:value="240">
            <text:p>240</text:p>
          </table:table-cell>
          <table:table-cell table:style-name="ce29" table:formula="of:=(([.N27]*[Sheet2.$B$7])+([.O27]*[Sheet2.$C$7])+([.P27]*[Sheet2.$D$7])+([.Q27]*[Sheet2.$E$7]))" office:value-type="float" office:value="0.8">
            <text:p>0.8</text:p>
          </table:table-cell>
          <table:table-cell table:formula="of:=ROUNDDOWN(640 *(([.R27]*[Sheet2.$B$8])+([.S27]*[Sheet2.$C$8])+([.T27]*[Sheet2.$D$8])+([.U27]*[Sheet2.$E$8]))/[.E27])" office:value-type="float" office:value="134">
            <text:p>134</text:p>
          </table:table-cell>
          <table:table-cell table:style-name="ce26" table:formula="of:=(([.R27]*[Sheet2.$B$9])+([.S27]*[Sheet2.$C$9])+([.T27]*[Sheet2.$D$9])+([.U27]*[Sheet2.$E$9]))" office:value-type="float" office:value="170">
            <text:p>170</text:p>
          </table:table-cell>
          <table:table-cell table:formula="of:=(([.R27]*[Sheet2.$B$10])+([.S27]*[Sheet2.$C$10])+([.T27]*[Sheet2.$D$10])+([.U27]*[Sheet2.$E$10]))" office:value-type="float" office:value="1.6">
            <text:p>1.6</text:p>
          </table:table-cell>
          <table:table-cell table:formula="of:=(([.V27]*[Sheet2.$B$11])+([.W27]*[Sheet2.$C$11])+([.X27]*[Sheet2.$D$11])+([.Y27]*[Sheet2.$E$11]))" office:value-type="float" office:value="350">
            <text:p>350</text:p>
          </table:table-cell>
          <table:table-cell table:formula="of:=(([.V27]*[Sheet2.$B$12])+([.W27]*[Sheet2.$C$12])+([.X27]*[Sheet2.$D$12])+([.Y27]*[Sheet2.$E$12]))" office:value-type="float" office:value="7.6">
            <text:p>7.6</text:p>
          </table:table-cell>
          <table:table-cell table:formula="of:=[.AX27]-[.AV27]-[.AS27]-[.AP27]" office:value-type="float" office:value="4.6">
            <text:p>4.6</text:p>
          </table:table-cell>
          <table:table-cell table:formula="of:=(([.Z27]*[Sheet2.$B$13])+([.AA27]*[Sheet2.$C$13])+([.AB27]*[Sheet2.$D$13])+([.AC27]*[Sheet2.$E$13]))" office:value-type="float" office:value="128">
            <text:p>128</text:p>
          </table:table-cell>
          <table:table-cell table:formula="of:=(([.Z27]*[Sheet2.$B$14])+([.AA27]*[Sheet2.$C$14])+([.AB27]*[Sheet2.$D$14])+([.AC27]*[Sheet2.$E$14]))" office:value-type="float" office:value="200">
            <text:p>200</text:p>
          </table:table-cell>
          <table:table-cell table:formula="of:=([.AD27]*10)+([.AE27]*30)+([.AF27]*100)+([.AG27]*80)+([.AH27]*250)+([.AI27]*2000)+([.AJ27]*80)+([.AK27]*50)+([.AL27]*125)+([.AM27]*100)" office:value-type="float" office:value="160">
            <text:p>160</text:p>
          </table:table-cell>
          <table:table-cell table:formula="of:=[.BA27]+[.AW27]+[.AU27]+[.AR27]+[.AO27]+[.BB27]" office:value-type="float" office:value="1360">
            <text:p>1360</text:p>
          </table:table-cell>
          <table:table-cell table:number-columns-repeated="969"/>
        </table:table-row>
        <table:table-row table:style-name="ro2">
          <table:table-cell table:style-name="ce3" office:value-type="string" table:number-columns-spanned="1" table:number-rows-spanned="3">
            <text:p>Shuttle/Miner</text:p>
          </table:table-cell>
          <table:table-cell table:style-name="ce5" office:value-type="string">
            <text:p>Shuttle</text:p>
          </table:table-cell>
          <table:table-cell table:style-name="ce5" office:value-type="string">
            <text:p>Lacewing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3" table:style-name="ce14"/>
          <table:table-cell table:style-name="ce5" office:value-type="float" office:value="2">
            <text:p>2</text:p>
          </table:table-cell>
          <table:table-cell table:number-columns-repeated="3" table:style-name="ce5"/>
          <table:table-cell table:style-name="ce14" office:value-type="float" office:value="1">
            <text:p>1</text:p>
          </table:table-cell>
          <table:table-cell table:number-columns-repeated="3" table:style-name="ce14"/>
          <table:table-cell table:style-name="ce10" office:value-type="float" office:value="2">
            <text:p>2</text:p>
          </table:table-cell>
          <table:table-cell table:number-columns-repeated="3" table:style-name="ce10"/>
          <table:table-cell table:style-name="ce14" office:value-type="float" office:value="5">
            <text:p>5</text:p>
          </table:table-cell>
          <table:table-cell table:number-columns-repeated="3" table:style-name="ce14"/>
          <table:table-cell table:number-columns-repeated="6" table:style-name="ce10"/>
          <table:table-cell table:number-columns-repeated="4" table:style-name="ce14"/>
          <table:table-cell table:style-name="ce5" table:formula="of:=ROUNDDOWN(1000 *(([.J28]*[Sheet2.$B$2])+([.K28]*[Sheet2.$C$2])+([.L28]*[Sheet2.$D$2])+([.M28]*[Sheet2.$E$2]))/[.E28])" office:value-type="float" office:value="120">
            <text:p>120</text:p>
          </table:table-cell>
          <table:table-cell table:style-name="ce25" table:formula="of:=(([.J28]*[Sheet2.$B$3])+([.K28]*[Sheet2.$C$3])+([.L28]*[Sheet2.$D$3])+([.M28]*[Sheet2.$E$3]))" office:value-type="float" office:value="36">
            <text:p>36</text:p>
          </table:table-cell>
          <table:table-cell table:style-name="ce25" table:formula="of:=(([.J28]*[Sheet2.$B$4])+([.K28]*[Sheet2.$C$4])+([.L28]*[Sheet2.$D$4])+([.M28]*[Sheet2.$E$4]))" office:value-type="float" office:value="0.1">
            <text:p>0.1</text:p>
          </table:table-cell>
          <table:table-cell table:style-name="ce28" table:formula="of:=ROUNDDOWN((([.N28]*[Sheet2.$B$5])+([.O28]*[Sheet2.$C$5])+([.P28]*[Sheet2.$D$5])+([.Q28]*[Sheet2.$E$5]))/[.E28];2)" office:value-type="float" office:value="0.2">
            <text:p>0.2</text:p>
          </table:table-cell>
          <table:table-cell table:style-name="ce28" table:formula="of:=(([.N28]*[Sheet2.$B$6])+([.O28]*[Sheet2.$C$6])+([.P28]*[Sheet2.$D$6])+([.Q28]*[Sheet2.$E$6]))" office:value-type="float" office:value="30">
            <text:p>30</text:p>
          </table:table-cell>
          <table:table-cell table:style-name="ce28" table:formula="of:=(([.N28]*[Sheet2.$B$7])+([.O28]*[Sheet2.$C$7])+([.P28]*[Sheet2.$D$7])+([.Q28]*[Sheet2.$E$7]))" office:value-type="float" office:value="0.1">
            <text:p>0.1</text:p>
          </table:table-cell>
          <table:table-cell table:style-name="ce5" table:formula="of:=ROUNDDOWN(640 *(([.R28]*[Sheet2.$B$8])+([.S28]*[Sheet2.$C$8])+([.T28]*[Sheet2.$D$8])+([.U28]*[Sheet2.$E$8]))/[.E28])" office:value-type="float" office:value="40">
            <text:p>40</text:p>
          </table:table-cell>
          <table:table-cell table:style-name="ce25" table:formula="of:=(([.R28]*[Sheet2.$B$9])+([.S28]*[Sheet2.$C$9])+([.T28]*[Sheet2.$D$9])+([.U28]*[Sheet2.$E$9]))" office:value-type="float" office:value="20">
            <text:p>20</text:p>
          </table:table-cell>
          <table:table-cell table:style-name="ce5" table:formula="of:=(([.R28]*[Sheet2.$B$10])+([.S28]*[Sheet2.$C$10])+([.T28]*[Sheet2.$D$10])+([.U28]*[Sheet2.$E$10]))" office:value-type="float" office:value="0.2">
            <text:p>0.2</text:p>
          </table:table-cell>
          <table:table-cell table:style-name="ce14" table:formula="of:=(([.V28]*[Sheet2.$B$11])+([.W28]*[Sheet2.$C$11])+([.X28]*[Sheet2.$D$11])+([.Y28]*[Sheet2.$E$11]))" office:value-type="float" office:value="80">
            <text:p>80</text:p>
          </table:table-cell>
          <table:table-cell table:style-name="ce14" table:formula="of:=(([.V28]*[Sheet2.$B$12])+([.W28]*[Sheet2.$C$12])+([.X28]*[Sheet2.$D$12])+([.Y28]*[Sheet2.$E$12]))" office:value-type="float" office:value="1.6">
            <text:p>1.6</text:p>
          </table:table-cell>
          <table:table-cell table:style-name="ce14" table:formula="of:=[.AX28]-[.AV28]-[.AS28]-[.AP28]" office:value-type="float" office:value="1.2">
            <text:p>1.2</text:p>
          </table:table-cell>
          <table:table-cell table:style-name="ce5" table:formula="of:=(([.Z28]*[Sheet2.$B$13])+([.AA28]*[Sheet2.$C$13])+([.AB28]*[Sheet2.$D$13])+([.AC28]*[Sheet2.$E$13]))" office:value-type="float" office:value="80">
            <text:p>80</text:p>
          </table:table-cell>
          <table:table-cell table:style-name="ce5" table:formula="of:=(([.Z28]*[Sheet2.$B$14])+([.AA28]*[Sheet2.$C$14])+([.AB28]*[Sheet2.$D$14])+([.AC28]*[Sheet2.$E$14]))" office:value-type="float" office:value="150">
            <text:p>150</text:p>
          </table:table-cell>
          <table:table-cell table:style-name="ce14" table:formula="of:=([.AD28]*10)+([.AE28]*30)+([.AF28]*100)+([.AG28]*80)+([.AH28]*250)+([.AI28]*2000)+([.AJ28]*80)+([.AK28]*50)+([.AL28]*125)+([.AM28]*100)" office:value-type="float" office:value="0">
            <text:p>0</text:p>
          </table:table-cell>
          <table:table-cell table:style-name="ce5" table:formula="of:=[.BA28]+[.AW28]+[.AU28]+[.AR28]+[.AO28]+[.BB28]" office:value-type="float" office:value="316">
            <text:p>316</text:p>
          </table:table-cell>
          <table:table-cell table:style-name="ce5" table:number-columns-repeated="969"/>
        </table:table-row>
        <table:table-row table:style-name="ro2">
          <table:covered-table-cell/>
          <table:table-cell table:style-name="ce8" office:value-type="string">
            <text:p>Worm</text:p>
          </table:table-cell>
          <table:table-cell office:value-type="string">
            <text:p>Grasshopper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formula="of:=ROUNDDOWN(1000 *(([.J29]*[Sheet2.$B$2])+([.K29]*[Sheet2.$C$2])+([.L29]*[Sheet2.$D$2])+([.M29]*[Sheet2.$E$2]))/[.E29])" office:value-type="float" office:value="137">
            <text:p>137</text:p>
          </table:table-cell>
          <table:table-cell table:style-name="ce26" table:formula="of:=(([.J29]*[Sheet2.$B$3])+([.K29]*[Sheet2.$C$3])+([.L29]*[Sheet2.$D$3])+([.M29]*[Sheet2.$E$3]))" office:value-type="float" office:value="36">
            <text:p>36</text:p>
          </table:table-cell>
          <table:table-cell table:style-name="ce26" table:formula="of:=(([.J29]*[Sheet2.$B$4])+([.K29]*[Sheet2.$C$4])+([.L29]*[Sheet2.$D$4])+([.M29]*[Sheet2.$E$4]))" office:value-type="float" office:value="0.1">
            <text:p>0.1</text:p>
          </table:table-cell>
          <table:table-cell table:style-name="ce29" table:formula="of:=ROUNDDOWN((([.N29]*[Sheet2.$B$5])+([.O29]*[Sheet2.$C$5])+([.P29]*[Sheet2.$D$5])+([.Q29]*[Sheet2.$E$5]))/[.E29];2)" office:value-type="float" office:value="0.22">
            <text:p>0.22</text:p>
          </table:table-cell>
          <table:table-cell table:style-name="ce29" table:formula="of:=(([.N29]*[Sheet2.$B$6])+([.O29]*[Sheet2.$C$6])+([.P29]*[Sheet2.$D$6])+([.Q29]*[Sheet2.$E$6]))" office:value-type="float" office:value="30">
            <text:p>30</text:p>
          </table:table-cell>
          <table:table-cell table:style-name="ce29" table:formula="of:=(([.N29]*[Sheet2.$B$7])+([.O29]*[Sheet2.$C$7])+([.P29]*[Sheet2.$D$7])+([.Q29]*[Sheet2.$E$7]))" office:value-type="float" office:value="0.1">
            <text:p>0.1</text:p>
          </table:table-cell>
          <table:table-cell table:formula="of:=ROUNDDOWN(640 *(([.R29]*[Sheet2.$B$8])+([.S29]*[Sheet2.$C$8])+([.T29]*[Sheet2.$D$8])+([.U29]*[Sheet2.$E$8]))/[.E29])" office:value-type="float" office:value="45">
            <text:p>45</text:p>
          </table:table-cell>
          <table:table-cell table:style-name="ce26" table:formula="of:=(([.R29]*[Sheet2.$B$9])+([.S29]*[Sheet2.$C$9])+([.T29]*[Sheet2.$D$9])+([.U29]*[Sheet2.$E$9]))" office:value-type="float" office:value="20">
            <text:p>20</text:p>
          </table:table-cell>
          <table:table-cell table:formula="of:=(([.R29]*[Sheet2.$B$10])+([.S29]*[Sheet2.$C$10])+([.T29]*[Sheet2.$D$10])+([.U29]*[Sheet2.$E$10]))" office:value-type="float" office:value="0.2">
            <text:p>0.2</text:p>
          </table:table-cell>
          <table:table-cell table:formula="of:=(([.V29]*[Sheet2.$B$11])+([.W29]*[Sheet2.$C$11])+([.X29]*[Sheet2.$D$11])+([.Y29]*[Sheet2.$E$11]))" office:value-type="float" office:value="80">
            <text:p>80</text:p>
          </table:table-cell>
          <table:table-cell table:formula="of:=(([.V29]*[Sheet2.$B$12])+([.W29]*[Sheet2.$C$12])+([.X29]*[Sheet2.$D$12])+([.Y29]*[Sheet2.$E$12]))" office:value-type="float" office:value="1.6">
            <text:p>1.6</text:p>
          </table:table-cell>
          <table:table-cell table:formula="of:=[.AX29]-[.AV29]-[.AS29]-[.AP29]" office:value-type="float" office:value="1.2">
            <text:p>1.2</text:p>
          </table:table-cell>
          <table:table-cell table:formula="of:=(([.Z29]*[Sheet2.$B$13])+([.AA29]*[Sheet2.$C$13])+([.AB29]*[Sheet2.$D$13])+([.AC29]*[Sheet2.$E$13]))" office:value-type="float" office:value="64">
            <text:p>64</text:p>
          </table:table-cell>
          <table:table-cell table:formula="of:=(([.Z29]*[Sheet2.$B$14])+([.AA29]*[Sheet2.$C$14])+([.AB29]*[Sheet2.$D$14])+([.AC29]*[Sheet2.$E$14]))" office:value-type="float" office:value="120">
            <text:p>120</text:p>
          </table:table-cell>
          <table:table-cell table:formula="of:=([.AD29]*10)+([.AE29]*30)+([.AF29]*100)+([.AG29]*80)+([.AH29]*250)+([.AI29]*2000)+([.AJ29]*80)+([.AK29]*50)+([.AL29]*125)+([.AM29]*100)" office:value-type="float" office:value="60">
            <text:p>60</text:p>
          </table:table-cell>
          <table:table-cell table:formula="of:=[.BA29]+[.AW29]+[.AU29]+[.AR29]+[.AO29]+[.BB29]" office:value-type="float" office:value="346">
            <text:p>346</text:p>
          </table:table-cell>
          <table:table-cell table:number-columns-repeated="969"/>
        </table:table-row>
        <table:table-row table:style-name="ro2">
          <table:covered-table-cell table:style-name="ce4"/>
          <table:table-cell table:style-name="ce4" office:value-type="string">
            <text:p>S. Bulk Hauler*</text:p>
          </table:table-cell>
          <table:table-cell table:style-name="ce4" office:value-type="string">
            <office:annotation draw:style-name="gr1" draw:text-style-name="P1" svg:width="2.899cm" svg:height="0.991cm" svg:x="8.944cm" svg:y="11.568cm" draw:caption-point-x="-0.61cm" draw:caption-point-y="1.51cm">
              <dc:date>2014-11-28T00:00:00</dc:date>
              <text:p text:style-name="P1"><text:span text:style-name="T1">Mobile mining installation</text:span></text:p>
            </office:annotation>
            <text:p>Locust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8500">
            <text:p>28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5000">
            <office:annotation draw:style-name="gr1" draw:text-style-name="P1" svg:width="2.899cm" svg:height="1.386cm" svg:x="13.908cm" svg:y="11.568cm" draw:caption-point-x="-0.61cm" draw:caption-point-y="1.51cm">
              <dc:date>2014-11-28T00:00:00</dc:date>
              <text:p text:style-name="P1"><text:span text:style-name="T1">About 8000 is taken up by the mining gear</text:span></text:p>
            </office:annotation>
            <text:p>150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style-name="ce16"/>
          <table:table-cell table:number-columns-repeated="2"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number-columns-repeated="2" table:style-name="ce20"/>
          <table:table-cell table:style-name="ce20" office:value-type="float" office:value="4">
            <text:p>4</text:p>
          </table:table-cell>
          <table:table-cell table:style-name="ce20"/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1">
            <text:p>1</text:p>
          </table:table-cell>
          <table:table-cell table:number-columns-repeated="5" table:style-name="ce20"/>
          <table:table-cell table:number-columns-repeated="4" table:style-name="ce16"/>
          <table:table-cell table:formula="of:=ROUNDDOWN(1000 *(([.J30]*[Sheet2.$B$2])+([.K30]*[Sheet2.$C$2])+([.L30]*[Sheet2.$D$2])+([.M30]*[Sheet2.$E$2]))/[.E30])" office:value-type="float" office:value="84">
            <text:p>84</text:p>
          </table:table-cell>
          <table:table-cell table:style-name="ce26" table:formula="of:=(([.J30]*[Sheet2.$B$3])+([.K30]*[Sheet2.$C$3])+([.L30]*[Sheet2.$D$3])+([.M30]*[Sheet2.$E$3]))" office:value-type="float" office:value="1400">
            <text:p>1400</text:p>
          </table:table-cell>
          <table:table-cell table:style-name="ce26" table:formula="of:=(([.J30]*[Sheet2.$B$4])+([.K30]*[Sheet2.$C$4])+([.L30]*[Sheet2.$D$4])+([.M30]*[Sheet2.$E$4]))" office:value-type="float" office:value="3">
            <text:p>3</text:p>
          </table:table-cell>
          <table:table-cell table:style-name="ce29" table:formula="of:=ROUNDDOWN((([.N30]*[Sheet2.$B$5])+([.O30]*[Sheet2.$C$5])+([.P30]*[Sheet2.$D$5])+([.Q30]*[Sheet2.$E$5]))/[.E30];2)" office:value-type="float" office:value="0.14">
            <text:p>0.14</text:p>
          </table:table-cell>
          <table:table-cell table:style-name="ce29" table:formula="of:=(([.N30]*[Sheet2.$B$6])+([.O30]*[Sheet2.$C$6])+([.P30]*[Sheet2.$D$6])+([.Q30]*[Sheet2.$E$6]))" office:value-type="float" office:value="1000">
            <text:p>1000</text:p>
          </table:table-cell>
          <table:table-cell table:style-name="ce29" table:formula="of:=(([.N30]*[Sheet2.$B$7])+([.O30]*[Sheet2.$C$7])+([.P30]*[Sheet2.$D$7])+([.Q30]*[Sheet2.$E$7]))" office:value-type="float" office:value="3">
            <text:p>3</text:p>
          </table:table-cell>
          <table:table-cell table:formula="of:=ROUNDDOWN(640 *(([.R30]*[Sheet2.$B$8])+([.S30]*[Sheet2.$C$8])+([.T30]*[Sheet2.$D$8])+([.U30]*[Sheet2.$E$8]))/[.E30])" office:value-type="float" office:value="33">
            <text:p>33</text:p>
          </table:table-cell>
          <table:table-cell table:style-name="ce26" table:formula="of:=(([.R30]*[Sheet2.$B$9])+([.S30]*[Sheet2.$C$9])+([.T30]*[Sheet2.$D$9])+([.U30]*[Sheet2.$E$9]))" office:value-type="float" office:value="1050">
            <text:p>1050</text:p>
          </table:table-cell>
          <table:table-cell table:formula="of:=(([.R30]*[Sheet2.$B$10])+([.S30]*[Sheet2.$C$10])+([.T30]*[Sheet2.$D$10])+([.U30]*[Sheet2.$E$10]))" office:value-type="float" office:value="9">
            <text:p>9</text:p>
          </table:table-cell>
          <table:table-cell table:formula="of:=(([.V30]*[Sheet2.$B$11])+([.W30]*[Sheet2.$C$11])+([.X30]*[Sheet2.$D$11])+([.Y30]*[Sheet2.$E$11]))" office:value-type="float" office:value="2000">
            <text:p>2000</text:p>
          </table:table-cell>
          <table:table-cell table:formula="of:=(([.V30]*[Sheet2.$B$12])+([.W30]*[Sheet2.$C$12])+([.X30]*[Sheet2.$D$12])+([.Y30]*[Sheet2.$E$12]))" office:value-type="float" office:value="48">
            <text:p>48</text:p>
          </table:table-cell>
          <table:table-cell table:formula="of:=[.AX30]-[.AV30]-[.AS30]-[.AP30]" office:value-type="float" office:value="33">
            <text:p>33</text:p>
          </table:table-cell>
          <table:table-cell table:formula="of:=(([.Z30]*[Sheet2.$B$13])+([.AA30]*[Sheet2.$C$13])+([.AB30]*[Sheet2.$D$13])+([.AC30]*[Sheet2.$E$13]))" office:value-type="float" office:value="1024">
            <text:p>1024</text:p>
          </table:table-cell>
          <table:table-cell table:formula="of:=(([.Z30]*[Sheet2.$B$14])+([.AA30]*[Sheet2.$C$14])+([.AB30]*[Sheet2.$D$14])+([.AC30]*[Sheet2.$E$14]))" office:value-type="float" office:value="1500">
            <text:p>1500</text:p>
          </table:table-cell>
          <table:table-cell table:formula="of:=([.AD30]*10)+([.AE30]*30)+([.AF30]*100)+([.AG30]*80)+([.AH30]*250)+([.AI30]*2000)+([.AJ30]*80)+([.AK30]*50)+([.AL30]*125)+([.AM30]*100)" office:value-type="float" office:value="10">
            <text:p>10</text:p>
          </table:table-cell>
          <table:table-cell table:formula="of:=[.BA30]+[.AW30]+[.AU30]+[.AR30]+[.AO30]+[.BB30]" office:value-type="float" office:value="6960">
            <text:p>6960</text:p>
          </table:table-cell>
          <table:table-cell table:style-name="ce4" table:number-columns-repeated="969"/>
        </table:table-row>
        <table:table-row table:style-name="ro2">
          <table:table-cell table:style-name="ce5" table:number-columns-repeated="9"/>
          <table:table-cell table:style-name="ce14" table:number-columns-repeated="4"/>
          <table:table-cell table:style-name="ce5" table:number-columns-repeated="4"/>
          <table:table-cell table:style-name="ce14" table:number-columns-repeated="4"/>
          <table:table-cell table:style-name="ce10" table:number-columns-repeated="4"/>
          <table:table-cell table:style-name="ce14" table:number-columns-repeated="4"/>
          <table:table-cell table:style-name="ce10" table:number-columns-repeated="6"/>
          <table:table-cell table:style-name="ce14" table:number-columns-repeated="4"/>
          <table:table-cell table:style-name="ce5" table:number-columns-repeated="3"/>
          <table:table-cell table:style-name="ce14" table:number-columns-repeated="3"/>
          <table:table-cell table:style-name="ce5" table:number-columns-repeated="3"/>
          <table:table-cell table:style-name="ce14" table:number-columns-repeated="3"/>
          <table:table-cell table:style-name="ce5" table:number-columns-repeated="2"/>
          <table:table-cell table:style-name="ce14"/>
          <table:table-cell table:style-name="ce5" table:number-columns-repeated="97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1" table:default-cell-style-name="Default"/>
        <table:table-column table:style-name="co2" table:number-columns-repeated="4" table:default-cell-style-name="Default"/>
        <table:table-row table:style-name="ro2">
          <table:table-cell/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Drive Power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</table:table-row>
        <table:table-row table:style-name="ro2">
          <table:table-cell office:value-type="string">
            <text:p>DES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D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Thruster Power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string">
            <text:p>TES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string">
            <text:p>TE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75">
            <text:p>0.75</text:p>
          </table:table-cell>
          <table:table-cell office:value-type="float" office:value="2.75">
            <text:p>2.75</text:p>
          </table:table-cell>
        </table:table-row>
        <table:table-row table:style-name="ro2">
          <table:table-cell office:value-type="string">
            <text:p>Shield Power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string">
            <text:p>SES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50">
            <text:p>350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ES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500">
            <text:p>500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Generator Power</text:p>
          </table:table-cell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Capacitor Store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string">
            <text:p>CES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office:value-type="float" office:value="1400">
            <text:p>1400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50:37</meta:creation-date>
    <dc:date>2015-01-01T17:56:13</dc:date>
    <meta:editing-duration>PT4H17M52S</meta:editing-duration>
    <meta:editing-cycles>28</meta:editing-cycles>
    <meta:generator>LibreOffice/3.5$Linux_X86_64 LibreOffice_project/350m1$Build-2</meta:generator>
    <meta:document-statistic meta:table-count="3" meta:cell-count="1654" meta:object-count="0"/>
  </office:meta>
</office:document-meta>
</file>